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表1" style:family="table">
      <style:table-properties style:width="19.001cm" table:align="margins" style:writing-mode="lr-tb"/>
    </style:style>
    <style:style style:name="表1.A" style:family="table-column">
      <style:table-column-properties style:column-width="2.201cm" style:rel-column-width="1248*"/>
    </style:style>
    <style:style style:name="表1.B" style:family="table-column">
      <style:table-column-properties style:column-width="0.889cm" style:rel-column-width="504*"/>
    </style:style>
    <style:style style:name="表1.C" style:family="table-column">
      <style:table-column-properties style:column-width="2.307cm" style:rel-column-width="1308*"/>
    </style:style>
    <style:style style:name="表1.D" style:family="table-column">
      <style:table-column-properties style:column-width="0.402cm" style:rel-column-width="228*"/>
    </style:style>
    <style:style style:name="表1.F" style:family="table-column">
      <style:table-column-properties style:column-width="0.995cm" style:rel-column-width="564*"/>
    </style:style>
    <style:style style:name="表1.H" style:family="table-column">
      <style:table-column-properties style:column-width="0.296cm" style:rel-column-width="168*"/>
    </style:style>
    <style:style style:name="表1.M" style:family="table-column">
      <style:table-column-properties style:column-width="2.3cm" style:rel-column-width="1304*"/>
    </style:style>
    <style:style style:name="表1.A1" style:family="table-cell">
      <style:table-cell-properties fo:background-color="transparent" fo:padding="0.097cm" fo:border-left="0.5pt solid #000000" fo:border-right="0.5pt solid #000000" fo:border-top="0.5pt solid #000000" fo:border-bottom="none" style:writing-mode="page">
        <style:background-image/>
      </style:table-cell-properties>
    </style:style>
    <style:style style:name="表1.B1" style:family="table-cell">
      <style:table-cell-properties fo:background-color="transparent" fo:padding="0.097cm" fo:border="none" style:writing-mode="page">
        <style:background-image/>
      </style:table-cell-properties>
    </style:style>
    <style:style style:name="表1.C1" style:family="table-cell">
      <style:table-cell-properties fo:background-color="transparent" fo:padding="0.097cm" fo:border-left="0.5pt solid #000000" fo:border-right="none" fo:border-top="0.5pt solid #000000" fo:border-bottom="none" style:writing-mode="page">
        <style:background-image/>
      </style:table-cell-properties>
    </style:style>
    <style:style style:name="表1.G1" style:family="table-cell">
      <style:table-cell-properties fo:background-color="transparent" fo:padding="0.097cm" fo:border="0.5pt solid #000000" style:writing-mode="page">
        <style:background-image/>
      </style:table-cell-properties>
    </style:style>
    <style:style style:name="表1.H1" style:family="table-cell">
      <style:table-cell-properties fo:background-color="transparent" fo:padding="0.097cm" fo:border-left="none" fo:border-right="none" fo:border-top="0.5pt solid #000000" fo:border-bottom="none" style:writing-mode="page">
        <style:background-image/>
      </style:table-cell-properties>
    </style:style>
    <style:style style:name="表1.A2" style:family="table-cell">
      <style:table-cell-properties fo:background-color="#000000" fo:padding="0.097cm" fo:border-left="0.5pt solid #000000" fo:border-right="0.5pt solid #000000" fo:border-top="none" fo:border-bottom="none" style:writing-mode="page">
        <style:background-image/>
      </style:table-cell-properties>
    </style:style>
    <style:style style:name="表1.C2" style:family="table-cell">
      <style:table-cell-properties fo:background-color="#000000" fo:padding="0.097cm" fo:border-left="0.5pt solid #000000" fo:border-right="none" fo:border-top="none" fo:border-bottom="none" style:writing-mode="page">
        <style:background-image/>
      </style:table-cell-properties>
    </style:style>
    <style:style style:name="表1.D2" style:family="table-cell">
      <style:table-cell-properties fo:background-color="transparent" fo:padding="0.097cm" fo:border-left="0.5pt solid #000000" fo:border-right="none" fo:border-top="none" fo:border-bottom="none" style:writing-mode="page">
        <style:background-image/>
      </style:table-cell-properties>
    </style:style>
    <style:style style:name="表1.G2" style:family="table-cell">
      <style:table-cell-properties fo:background-color="#000000" fo:padding="0.097cm" fo:border-left="0.5pt solid #000000" fo:border-right="0.5pt solid #000000" fo:border-top="none" fo:border-bottom="0.5pt solid #000000" style:writing-mode="page">
        <style:background-image/>
      </style:table-cell-properties>
    </style:style>
    <style:style style:name="表1.A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1.C3" style:family="table-cell">
      <style:table-cell-properties fo:background-color="transparent" fo:padding="0.097cm" fo:border-left="0.5pt solid #000000" fo:border-right="0.5pt solid #000000" fo:border-top="none" fo:border-bottom="none" style:writing-mode="page">
        <style:background-image/>
      </style:table-cell-properties>
    </style:style>
    <style:style style:name="表1.G3" style:family="table-cell">
      <style:table-cell-properties fo:background-color="transparent" fo:padding="0.097cm" fo:border="0.05pt solid #000000" style:writing-mode="page">
        <style:background-image/>
      </style:table-cell-properties>
    </style:style>
    <style:style style:name="表1.G4" style:family="table-cell">
      <style:table-cell-properties fo:background-color="#000000" fo:padding="0.097cm" fo:border-left="0.05pt solid #000000" fo:border-right="0.05pt solid #000000" fo:border-top="none" fo:border-bottom="0.05pt solid #000000" style:writing-mode="page">
        <style:background-image/>
      </style:table-cell-properties>
    </style:style>
    <style:style style:name="表1.G7" style:family="table-cell">
      <style:table-cell-properties fo:background-color="transparent" fo:padding="0.097cm" fo:border-left="0.05pt solid #000000" fo:border-right="0.05pt solid #000000" fo:border-top="none" fo:border-bottom="0.05pt solid #000000" style:writing-mode="page">
        <style:background-image/>
      </style:table-cell-properties>
    </style:style>
    <style:style style:name="表2" style:family="table">
      <style:table-properties style:width="14.393cm" fo:margin-left="2.323cm" table:align="left" style:writing-mode="lr-tb"/>
    </style:style>
    <style:style style:name="表2.A" style:family="table-column">
      <style:table-column-properties style:column-width="1.482cm"/>
    </style:style>
    <style:style style:name="表2.B" style:family="table-column">
      <style:table-column-properties style:column-width="4.128cm"/>
    </style:style>
    <style:style style:name="表2.C" style:family="table-column">
      <style:table-column-properties style:column-width="5.8cm"/>
    </style:style>
    <style:style style:name="表2.D" style:family="table-column">
      <style:table-column-properties style:column-width="2.985cm"/>
    </style:style>
    <style:style style:name="表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D1" style:family="table-cell">
      <style:table-cell-properties fo:background-color="transparent" fo:padding="0.097cm" fo:border="0.5pt solid #000000" style:writing-mode="page">
        <style:background-image/>
      </style:table-cell-properties>
    </style:style>
    <style:style style:name="表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3" style:family="table">
      <style:table-properties style:width="18.985cm" table:align="right" style:writing-mode="lr-tb"/>
    </style:style>
    <style:style style:name="表3.A" style:family="table-column">
      <style:table-column-properties style:column-width="2.709cm"/>
    </style:style>
    <style:style style:name="表3.B" style:family="table-column">
      <style:table-column-properties style:column-width="4.699cm"/>
    </style:style>
    <style:style style:name="表3.C" style:family="table-column">
      <style:table-column-properties style:column-width="11.576cm"/>
    </style:style>
    <style:style style:name="表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C1" style:family="table-cell">
      <style:table-cell-properties fo:background-color="transparent" fo:padding="0.097cm" fo:border="0.5pt solid #000000" style:writing-mode="page">
        <style:background-image/>
      </style:table-cell-properties>
    </style:style>
    <style:style style:name="表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line-height="0.423cm" style:writing-mode="lr-tb"/>
      <style:text-properties fo:color="#000000" style:font-name="メイリオ" fo:font-size="9pt" style:font-name-asian="メイリオ" style:font-size-asian="9pt" style:language-asian="ja" style:country-asian="JP" style:font-size-complex="9pt"/>
    </style:style>
    <style:style style:name="P2" style:family="paragraph" style:parent-style-name="Standard">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3" style:family="paragraph" style:parent-style-name="Standard">
      <style:paragraph-properties fo:line-height="0.423cm" style:writing-mode="lr-tb"/>
      <style:text-properties fo:color="#000000" style:font-name="メイリオ" fo:font-size="9pt" officeooo:rsid="02299481" officeooo:paragraph-rsid="02a8111a" style:font-name-asian="メイリオ" style:font-size-asian="9pt" style:language-asian="ja" style:country-asian="JP" style:font-size-complex="9pt"/>
    </style:style>
    <style:style style:name="P4" style:family="paragraph" style:parent-style-name="Standard">
      <style:paragraph-properties fo:line-height="0.423cm" style:writing-mode="lr-tb"/>
      <style:text-properties fo:color="#000000" style:font-name="メイリオ" fo:font-size="9pt" officeooo:rsid="02299481" officeooo:paragraph-rsid="02b03629" style:font-name-asian="メイリオ" style:font-size-asian="9pt" style:language-asian="ja" style:country-asian="JP" style:font-size-complex="9pt"/>
    </style:style>
    <style:style style:name="P5" style:family="paragraph" style:parent-style-name="Standard">
      <style:paragraph-properties fo:line-height="0.423cm" style:writing-mode="lr-tb"/>
      <style:text-properties fo:color="#000000" style:font-name="メイリオ" fo:font-size="9pt" officeooo:rsid="02299481" officeooo:paragraph-rsid="02b15b62" style:font-name-asian="メイリオ" style:font-size-asian="9pt" style:language-asian="ja" style:country-asian="JP" style:font-size-complex="9pt"/>
    </style:style>
    <style:style style:name="P6" style:family="paragraph" style:parent-style-name="Standard">
      <style:paragraph-properties fo:line-height="0.423cm" style:writing-mode="lr-tb"/>
      <style:text-properties fo:color="#000000" style:font-name="メイリオ" fo:font-size="9pt" officeooo:rsid="02299481" officeooo:paragraph-rsid="02b2e4d2" style:font-name-asian="メイリオ" style:font-size-asian="9pt" style:language-asian="ja" style:country-asian="JP" style:font-size-complex="9pt"/>
    </style:style>
    <style:style style:name="P7" style:family="paragraph" style:parent-style-name="Standard">
      <style:paragraph-properties fo:line-height="0.423cm" style:writing-mode="lr-tb"/>
      <style:text-properties fo:color="#000000" style:font-name="メイリオ" fo:font-size="9pt" officeooo:rsid="02299481" officeooo:paragraph-rsid="02b3074e" style:font-name-asian="メイリオ" style:font-size-asian="9pt" style:language-asian="ja" style:country-asian="JP" style:font-size-complex="9pt"/>
    </style:style>
    <style:style style:name="P8" style:family="paragraph" style:parent-style-name="Standard">
      <style:paragraph-properties fo:line-height="0.423cm" style:writing-mode="lr-tb"/>
      <style:text-properties fo:color="#000000" style:font-name="メイリオ" fo:font-size="9pt" officeooo:rsid="02299481" officeooo:paragraph-rsid="02b3b219" style:font-name-asian="メイリオ" style:font-size-asian="9pt" style:language-asian="ja" style:country-asian="JP" style:font-size-complex="9pt"/>
    </style:style>
    <style:style style:name="P9" style:family="paragraph" style:parent-style-name="Standard">
      <style:paragraph-properties fo:line-height="0.423cm" style:writing-mode="lr-tb"/>
      <style:text-properties fo:color="#000000" style:font-name="メイリオ" fo:font-size="9pt" officeooo:rsid="02299481" officeooo:paragraph-rsid="02b9a205" style:font-name-asian="メイリオ" style:font-size-asian="9pt" style:language-asian="ja" style:country-asian="JP" style:font-size-complex="9pt"/>
    </style:style>
    <style:style style:name="P10" style:family="paragraph" style:parent-style-name="Standard">
      <style:paragraph-properties fo:line-height="0.423cm" style:writing-mode="lr-tb"/>
      <style:text-properties fo:color="#ce181e" style:font-name="メイリオ" fo:font-size="9pt" style:font-name-asian="メイリオ" style:font-size-asian="9pt" style:language-asian="ja" style:country-asian="JP" style:font-size-complex="9pt"/>
    </style:style>
    <style:style style:name="P11" style:family="paragraph" style:parent-style-name="Standard">
      <style:paragraph-properties fo:line-height="0.423cm" style:writing-mode="lr-tb"/>
      <style:text-properties fo:color="#ce181e" style:font-name="メイリオ" fo:font-size="9pt" officeooo:rsid="02299481" style:font-name-asian="メイリオ" style:font-size-asian="9pt" style:language-asian="ja" style:country-asian="JP" style:font-size-complex="9pt"/>
    </style:style>
    <style:style style:name="P12" style:family="paragraph" style:parent-style-name="Standard">
      <style:paragraph-properties fo:line-height="0.423cm" style:writing-mode="lr-tb"/>
      <style:text-properties fo:color="#ce181e" style:font-name="メイリオ" fo:font-size="9pt" style:font-name-asian="メイリオ" style:font-size-asian="9pt" style:font-size-complex="9pt"/>
    </style:style>
    <style:style style:name="P13" style:family="paragraph" style:parent-style-name="Standard">
      <style:paragraph-properties fo:line-height="0.423cm" fo:text-align="start" style:justify-single-word="false" style:writing-mode="lr-tb"/>
      <style:text-properties style:font-name="メイリオ" fo:font-size="9pt" officeooo:rsid="00017fb3" officeooo:paragraph-rsid="00040f6d" style:font-name-asian="メイリオ" style:font-size-asian="9pt" style:language-asian="ja" style:country-asian="JP" style:font-size-complex="9pt"/>
    </style:style>
    <style:style style:name="P14" style:family="paragraph" style:parent-style-name="Standard">
      <style:paragraph-properties fo:line-height="0.423cm" fo:text-align="start" style:justify-single-word="false" style:writing-mode="lr-tb"/>
      <style:text-properties style:font-name="メイリオ" fo:font-size="9pt" officeooo:rsid="00017fb3" officeooo:paragraph-rsid="02a1d969" style:font-name-asian="メイリオ" style:font-size-asian="9pt" style:language-asian="ja" style:country-asian="JP" style:font-size-complex="9pt"/>
    </style:style>
    <style:style style:name="P15" style:family="paragraph" style:parent-style-name="Standard">
      <style:paragraph-properties fo:line-height="0.423cm" fo:text-align="start" style:justify-single-word="false" style:writing-mode="lr-tb"/>
      <style:text-properties style:font-name="メイリオ" fo:font-size="9pt" officeooo:paragraph-rsid="00017fb3" style:font-name-asian="メイリオ" style:font-size-asian="9pt" style:language-asian="ja" style:country-asian="JP" style:font-size-complex="9pt"/>
    </style:style>
    <style:style style:name="P16" style:family="paragraph" style:parent-style-name="Standard">
      <style:paragraph-properties fo:line-height="0.423cm" style:writing-mode="lr-tb"/>
      <style:text-properties style:font-name="メイリオ" fo:font-size="9pt" style:font-name-asian="メイリオ" style:font-size-asian="9pt" style:font-size-complex="9pt"/>
    </style:style>
    <style:style style:name="P17" style:family="paragraph" style:parent-style-name="Standard">
      <style:paragraph-properties fo:line-height="0.423cm" style:writing-mode="lr-tb"/>
      <style:text-properties fo:color="#0000ff" style:font-name="メイリオ" fo:font-size="9pt" style:font-name-asian="メイリオ" style:font-size-asian="9pt" style:language-asian="ja" style:country-asian="JP" style:font-size-complex="9pt"/>
    </style:style>
    <style:style style:name="P18" style:family="paragraph" style:parent-style-name="Standard">
      <style:paragraph-properties fo:line-height="0.423cm" style:writing-mode="lr-tb"/>
      <style:text-properties fo:color="#0066b3" style:font-name="メイリオ" fo:font-size="9pt" officeooo:rsid="02299481" style:font-name-asian="メイリオ" style:font-size-asian="9pt" style:language-asian="ja" style:country-asian="JP" style:font-size-complex="9pt"/>
    </style:style>
    <style:style style:name="P19" style:family="paragraph" style:parent-style-name="Standard">
      <style:paragraph-properties fo:line-height="0.423cm" style:writing-mode="lr-tb"/>
      <style:text-properties fo:font-variant="normal" fo:text-transform="none" fo:color="#000000" style:font-name="メイリオ" fo:font-size="9pt" fo:letter-spacing="normal" style:font-name-asian="メイリオ" style:font-size-asian="9pt" style:language-asian="ja" style:country-asian="JP" style:font-style-asian="normal" style:font-weight-asian="normal" style:font-size-complex="9pt"/>
    </style:style>
    <style:style style:name="P20" style:family="paragraph" style:parent-style-name="Standard">
      <style:paragraph-properties fo:line-height="0.423cm"/>
      <style:text-properties style:font-name="メイリオ" fo:font-size="9pt" style:font-name-asian="メイリオ" style:font-size-asian="9pt" style:font-size-complex="9pt"/>
    </style:style>
    <style:style style:name="P21" style:family="paragraph" style:parent-style-name="Standard">
      <style:paragraph-properties fo:line-height="0.423cm" fo:text-align="start" style:justify-single-word="false"/>
      <style:text-properties style:font-name="メイリオ" fo:font-size="9pt" officeooo:paragraph-rsid="00017fb3" style:font-name-asian="メイリオ" style:font-size-asian="9pt" style:font-size-complex="9pt"/>
    </style:style>
    <style:style style:name="P22" style:family="paragraph" style:parent-style-name="Standard">
      <style:paragraph-properties fo:line-height="0.423cm" fo:text-align="center" style:justify-single-word="false"/>
      <style:text-properties style:font-name="メイリオ" fo:font-size="9pt" officeooo:paragraph-rsid="00017fb3" style:font-name-asian="メイリオ" style:font-size-asian="9pt" style:font-size-complex="9pt"/>
    </style:style>
    <style:style style:name="P23" style:family="paragraph" style:parent-style-name="Standard">
      <style:paragraph-properties fo:line-height="0.423cm" fo:text-align="center" style:justify-single-word="false"/>
      <style:text-properties style:font-name="メイリオ" fo:font-size="9pt" officeooo:paragraph-rsid="029c3b33" style:font-name-asian="メイリオ" style:font-size-asian="9pt" style:font-size-complex="9pt"/>
    </style:style>
    <style:style style:name="P24" style:family="paragraph" style:parent-style-name="Standard">
      <style:paragraph-properties fo:line-height="0.423cm" fo:text-align="start" style:justify-single-word="false"/>
      <style:text-properties style:font-name="メイリオ" fo:font-size="9pt" officeooo:rsid="003d2f1e" officeooo:paragraph-rsid="003de441" style:font-name-asian="メイリオ" style:font-size-asian="9pt" style:language-asian="ja" style:country-asian="JP" style:font-size-complex="9pt"/>
    </style:style>
    <style:style style:name="P25" style:family="paragraph" style:parent-style-name="Standard">
      <style:paragraph-properties fo:line-height="0.423cm" fo:text-align="start" style:justify-single-word="false"/>
      <style:text-properties style:font-name="メイリオ" fo:font-size="9pt" officeooo:rsid="00017fb3" officeooo:paragraph-rsid="00017fb3" style:font-name-asian="メイリオ" style:font-size-asian="9pt" style:language-asian="ja" style:country-asian="JP" style:font-size-complex="9pt"/>
    </style:style>
    <style:style style:name="P26" style:family="paragraph" style:parent-style-name="Standard">
      <style:paragraph-properties fo:line-height="0.423cm" fo:text-align="center" style:justify-single-word="false"/>
      <style:text-properties style:font-name="メイリオ" fo:font-size="9pt" officeooo:rsid="00017fb3" officeooo:paragraph-rsid="00017fb3" style:font-name-asian="メイリオ" style:font-size-asian="9pt" style:language-asian="ja" style:country-asian="JP" style:font-size-complex="9pt"/>
    </style:style>
    <style:style style:name="P27" style:family="paragraph" style:parent-style-name="Standard">
      <style:paragraph-properties fo:line-height="0.423cm"/>
      <style:text-properties style:font-name="メイリオ" fo:font-size="9pt" style:font-name-asian="メイリオ" style:font-size-asian="9pt" style:language-asian="ja" style:country-asian="JP" style:font-size-complex="9pt"/>
    </style:style>
    <style:style style:name="P28" style:family="paragraph" style:parent-style-name="Standard">
      <style:paragraph-properties fo:line-height="0.423cm" fo:text-align="start" style:justify-single-word="false"/>
      <style:text-properties style:font-name="メイリオ" fo:font-size="9pt" officeooo:paragraph-rsid="00017fb3" style:font-name-asian="メイリオ" style:font-size-asian="9pt" style:language-asian="ja" style:country-asian="JP" style:font-size-complex="9pt"/>
    </style:style>
    <style:style style:name="P29" style:family="paragraph" style:parent-style-name="Standard">
      <style:paragraph-properties fo:line-height="0.423cm" fo:text-align="start" style:justify-single-word="false"/>
      <style:text-properties style:font-name="メイリオ" fo:font-size="9pt" officeooo:paragraph-rsid="00097af5" style:font-name-asian="メイリオ" style:font-size-asian="9pt" style:language-asian="ja" style:country-asian="JP" style:font-size-complex="9pt"/>
    </style:style>
    <style:style style:name="P30" style:family="paragraph" style:parent-style-name="Standard">
      <style:paragraph-properties fo:line-height="0.423cm" fo:text-align="start" style:justify-single-word="false"/>
      <style:text-properties style:font-name="メイリオ" fo:font-size="9pt" officeooo:paragraph-rsid="003de441" style:font-name-asian="メイリオ" style:font-size-asian="9pt" style:language-asian="ja" style:country-asian="JP" style:font-size-complex="9pt"/>
    </style:style>
    <style:style style:name="P31" style:family="paragraph" style:parent-style-name="Standard">
      <style:paragraph-properties fo:line-height="0.423cm" fo:text-align="start" style:justify-single-word="false"/>
      <style:text-properties style:font-name="メイリオ" fo:font-size="9pt" officeooo:paragraph-rsid="003d2f1e" style:font-name-asian="メイリオ" style:font-size-asian="9pt" style:language-asian="ja" style:country-asian="JP" style:font-size-complex="9pt"/>
    </style:style>
    <style:style style:name="P32" style:family="paragraph" style:parent-style-name="Standard">
      <style:paragraph-properties fo:line-height="0.423cm" fo:text-align="start" style:justify-single-word="false"/>
      <style:text-properties style:font-name="メイリオ" fo:font-size="9pt" officeooo:paragraph-rsid="012c06bc" style:font-name-asian="メイリオ" style:font-size-asian="9pt" style:language-asian="ja" style:country-asian="JP" style:font-size-complex="9pt"/>
    </style:style>
    <style:style style:name="P33" style:family="paragraph" style:parent-style-name="Standard">
      <style:paragraph-properties fo:line-height="0.423cm" fo:text-align="start" style:justify-single-word="false"/>
      <style:text-properties style:font-name="メイリオ" fo:font-size="9pt" officeooo:paragraph-rsid="029c3b33" style:font-name-asian="メイリオ" style:font-size-asian="9pt" style:language-asian="ja" style:country-asian="JP" style:font-size-complex="9pt"/>
    </style:style>
    <style:style style:name="P34" style:family="paragraph" style:parent-style-name="Standard">
      <style:paragraph-properties fo:line-height="0.423cm" fo:text-align="start" style:justify-single-word="false"/>
      <style:text-properties style:font-name="メイリオ" fo:font-size="9pt" officeooo:rsid="01629ffe" officeooo:paragraph-rsid="01629ffe" style:font-name-asian="メイリオ" style:font-size-asian="9pt" style:language-asian="ja" style:country-asian="JP" style:font-size-complex="9pt"/>
    </style:style>
    <style:style style:name="P35" style:family="paragraph" style:parent-style-name="Standard">
      <style:paragraph-properties fo:line-height="0.423cm" fo:text-align="center" style:justify-single-word="false" fo:break-before="page"/>
      <style:text-properties style:font-name="メイリオ" fo:font-size="9pt" officeooo:paragraph-rsid="00017fb3" style:font-name-asian="メイリオ" style:font-size-asian="9pt" style:font-size-complex="9pt"/>
    </style:style>
    <style:style style:name="P36" style:family="paragraph" style:parent-style-name="Standard">
      <style:paragraph-properties fo:line-height="0.423cm" fo:text-align="start" style:justify-single-word="false" fo:break-before="page"/>
      <style:text-properties style:font-name="メイリオ" fo:font-size="9pt" officeooo:rsid="00017fb3" officeooo:paragraph-rsid="00017fb3" style:font-name-asian="メイリオ" style:font-size-asian="9pt" style:language-asian="ja" style:country-asian="JP" style:font-size-complex="9pt"/>
    </style:style>
    <style:style style:name="P37" style:family="paragraph" style:parent-style-name="Standard">
      <style:paragraph-properties fo:line-height="0.423cm" fo:break-before="page" style:writing-mode="lr-tb"/>
      <style:text-properties fo:color="#000000" style:font-name="メイリオ" fo:font-size="9pt" officeooo:rsid="02299481" style:font-name-asian="メイリオ" style:font-size-asian="9pt" style:language-asian="ja" style:country-asian="JP" style:font-size-complex="9pt"/>
    </style:style>
    <style:style style:name="P38"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b80ade" style:font-name-asian="メイリオ" style:font-size-asian="9pt" style:language-asian="ja" style:country-asian="JP" style:font-size-complex="9pt"/>
    </style:style>
    <style:style style:name="P3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b80ade" style:font-name-asian="メイリオ" style:font-size-asian="9pt" style:language-asian="ja" style:country-asian="JP" style:font-size-complex="9pt"/>
    </style:style>
    <style:style style:name="P40" style:family="paragraph" style:parent-style-name="Standard">
      <style:paragraph-properties fo:margin-left="0.37cm" fo:margin-right="0cm" fo:line-height="0.423cm" fo:text-indent="0cm" style:auto-text-indent="false" style:writing-mode="lr-tb"/>
      <style:text-properties fo:color="#ce181e" style:font-name="メイリオ" fo:font-size="9pt" officeooo:rsid="02299481" officeooo:paragraph-rsid="02b80ade" style:font-name-asian="メイリオ" style:font-size-asian="9pt" style:language-asian="ja" style:country-asian="JP" style:font-size-complex="9pt"/>
    </style:style>
    <style:style style:name="P41" style:family="paragraph" style:parent-style-name="Standard">
      <style:paragraph-properties fo:margin-left="0cm" fo:margin-right="0cm" fo:line-height="0.423cm" fo:text-indent="0cm" style:auto-text-indent="false" style:writing-mode="lr-tb"/>
      <style:text-properties fo:color="#000000" style:font-name="メイリオ" fo:font-size="9pt" officeooo:rsid="02299481" officeooo:paragraph-rsid="02b9a205" style:font-name-asian="メイリオ" style:font-size-asian="9pt" style:language-asian="ja" style:country-asian="JP" style:font-size-complex="9pt"/>
    </style:style>
    <style:style style:name="P42" style:family="paragraph" style:parent-style-name="Standard">
      <style:paragraph-properties fo:margin-left="0cm" fo:margin-right="0cm" fo:line-height="0.423cm" fo:text-indent="0cm" style:auto-text-indent="false" style:writing-mode="lr-tb"/>
      <style:text-properties fo:color="#2a6099" style:font-name="メイリオ" fo:font-size="9pt" officeooo:rsid="02299481" officeooo:paragraph-rsid="02b9a205" style:font-name-asian="メイリオ" style:font-size-asian="9pt" style:language-asian="ja" style:country-asian="JP" style:font-size-complex="9pt"/>
    </style:style>
    <style:style style:name="P43" style:family="paragraph" style:parent-style-name="Standard">
      <style:paragraph-properties fo:margin-left="0cm" fo:margin-right="0cm" fo:line-height="0.423cm" fo:text-indent="0cm" style:auto-text-indent="false" fo:break-before="page" style:writing-mode="lr-tb"/>
      <style:text-properties fo:color="#000000" style:font-name="メイリオ" fo:font-size="9pt" officeooo:rsid="02299481" officeooo:paragraph-rsid="02b9a205" style:font-name-asian="メイリオ" style:font-size-asian="9pt" style:language-asian="ja" style:country-asian="JP" style:font-size-complex="9pt"/>
    </style:style>
    <style:style style:name="P44" style:family="paragraph" style:parent-style-name="Standard">
      <style:paragraph-properties fo:line-height="0.423cm" fo:text-align="start" style:justify-single-word="false"/>
      <style:text-properties style:font-name="メイリオ" fo:font-size="9pt" officeooo:paragraph-rsid="00097af5" style:font-name-asian="メイリオ" style:font-size-asian="9pt" style:language-asian="ja" style:country-asian="JP" style:font-size-complex="9pt"/>
    </style:style>
    <style:style style:name="P45" style:family="paragraph" style:parent-style-name="Standard">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46" style:family="paragraph" style:parent-style-name="Standard" style:list-style-name="L1">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47" style:family="paragraph" style:parent-style-name="Standard" style:list-style-name="L1">
      <style:paragraph-properties fo:line-height="0.423cm" style:writing-mode="lr-tb"/>
      <style:text-properties fo:color="#000000" style:font-name="メイリオ" fo:font-size="9pt" officeooo:rsid="02299481" officeooo:paragraph-rsid="02a8111a" style:font-name-asian="メイリオ" style:font-size-asian="9pt" style:language-asian="ja" style:country-asian="JP" style:font-size-complex="9pt"/>
    </style:style>
    <style:style style:name="P48" style:family="paragraph" style:parent-style-name="Standard" style:list-style-name="L2">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49" style:family="paragraph" style:parent-style-name="Standard" style:list-style-name="L2">
      <style:paragraph-properties fo:line-height="0.423cm" style:writing-mode="lr-tb"/>
      <style:text-properties fo:color="#000000" style:font-name="メイリオ" fo:font-size="9pt" officeooo:rsid="02299481" officeooo:paragraph-rsid="02a8111a" style:font-name-asian="メイリオ" style:font-size-asian="9pt" style:language-asian="ja" style:country-asian="JP" style:font-size-complex="9pt"/>
    </style:style>
    <style:style style:name="P50" style:family="paragraph" style:parent-style-name="Standard" style:list-style-name="L3">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51" style:family="paragraph" style:parent-style-name="Standard" style:list-style-name="L4">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52" style:family="paragraph" style:parent-style-name="Standard" style:list-style-name="L5">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53" style:family="paragraph" style:parent-style-name="Standard" style:list-style-name="L6">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54" style:family="paragraph" style:parent-style-name="Standard" style:list-style-name="L7">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55" style:family="paragraph" style:parent-style-name="Standard">
      <style:paragraph-properties fo:line-height="0.423cm" style:writing-mode="lr-tb"/>
      <style:text-properties fo:color="#000000" style:font-name="メイリオ" fo:font-size="9pt" officeooo:rsid="02299481" officeooo:paragraph-rsid="02d05d99" style:font-name-asian="メイリオ" style:font-size-asian="9pt" style:language-asian="ja" style:country-asian="JP" style:font-size-complex="9pt"/>
    </style:style>
    <style:style style:name="P56" style:family="paragraph" style:parent-style-name="Standard" style:list-style-name="L1">
      <style:paragraph-properties fo:line-height="0.423cm" style:writing-mode="lr-tb"/>
      <style:text-properties officeooo:paragraph-rsid="02a8111a"/>
    </style:style>
    <style:style style:name="P57" style:family="paragraph" style:parent-style-name="Standard" style:list-style-name="L7">
      <style:paragraph-properties fo:line-height="0.423cm" style:writing-mode="lr-tb"/>
    </style:style>
    <style:style style:name="P58" style:family="paragraph" style:parent-style-name="Standard">
      <style:paragraph-properties fo:line-height="0.423cm" style:writing-mode="lr-tb"/>
      <style:text-properties fo:color="#0066b3" style:font-name="メイリオ" fo:font-size="9pt" officeooo:rsid="02299481" officeooo:paragraph-rsid="02d05d99" style:font-name-asian="メイリオ" style:font-size-asian="9pt" style:language-asian="ja" style:country-asian="JP" style:font-size-complex="9pt"/>
    </style:style>
    <style:style style:name="P59" style:family="paragraph" style:parent-style-name="Standard">
      <style:paragraph-properties fo:margin-left="0cm" fo:margin-right="0cm" fo:line-height="0.423cm" fo:text-indent="0cm" style:auto-text-indent="false" style:writing-mode="lr-tb"/>
      <style:text-properties fo:color="#000000" style:font-name="メイリオ" fo:font-size="9pt" officeooo:rsid="02299481" officeooo:paragraph-rsid="02b9a205" style:font-name-asian="メイリオ" style:font-size-asian="9pt" style:language-asian="ja" style:country-asian="JP" style:font-size-complex="9pt"/>
    </style:style>
    <style:style style:name="P60" style:family="paragraph" style:parent-style-name="Standard">
      <style:paragraph-properties fo:margin-left="0cm" fo:margin-right="0cm" fo:line-height="0.423cm" fo:text-indent="0cm" style:auto-text-indent="false" style:writing-mode="lr-tb"/>
      <style:text-properties fo:color="#000000" style:font-name="メイリオ" fo:font-size="9pt" officeooo:rsid="02299481" officeooo:paragraph-rsid="02bec5d7" style:font-name-asian="メイリオ" style:font-size-asian="9pt" style:language-asian="ja" style:country-asian="JP" style:font-size-complex="9pt"/>
    </style:style>
    <style:style style:name="P61" style:family="paragraph" style:parent-style-name="Standard">
      <style:paragraph-properties fo:margin-left="0cm" fo:margin-right="0cm" fo:line-height="0.423cm" fo:text-indent="0cm" style:auto-text-indent="false" style:writing-mode="lr-tb"/>
      <style:text-properties fo:color="#000000" style:font-name="メイリオ" fo:font-size="9pt" officeooo:rsid="02299481" officeooo:paragraph-rsid="02c2c4ae" style:font-name-asian="メイリオ" style:font-size-asian="9pt" style:language-asian="ja" style:country-asian="JP" style:font-size-complex="9pt"/>
    </style:style>
    <style:style style:name="P62" style:family="paragraph" style:parent-style-name="Standard">
      <style:paragraph-properties fo:margin-left="0cm" fo:margin-right="0cm" fo:line-height="0.423cm" fo:text-align="center" style:justify-single-word="false" fo:text-indent="0cm" style:auto-text-indent="false" style:writing-mode="lr-tb"/>
      <style:text-properties fo:color="#000000" style:font-name="メイリオ" fo:font-size="9pt" officeooo:rsid="02299481" officeooo:paragraph-rsid="02b9a205" style:font-name-asian="メイリオ" style:font-size-asian="9pt" style:language-asian="ja" style:country-asian="JP" style:font-size-complex="9pt"/>
    </style:style>
    <style:style style:name="P63" style:family="paragraph" style:parent-style-name="Standard">
      <style:paragraph-properties fo:margin-left="0cm" fo:margin-right="0cm" fo:line-height="0.423cm" fo:text-indent="0cm" style:auto-text-indent="false" style:writing-mode="lr-tb"/>
      <style:text-properties fo:color="#2a6099" style:font-name="メイリオ" fo:font-size="9pt" officeooo:rsid="02299481" officeooo:paragraph-rsid="02b9a205" style:font-name-asian="メイリオ" style:font-size-asian="9pt" style:language-asian="ja" style:country-asian="JP" style:font-size-complex="9pt"/>
    </style:style>
    <style:style style:name="P64" style:family="paragraph" style:parent-style-name="Standard">
      <style:paragraph-properties fo:margin-left="0cm" fo:margin-right="0cm" fo:line-height="0.423cm" fo:text-indent="0cm" style:auto-text-indent="false" style:writing-mode="lr-tb"/>
      <style:text-properties fo:color="#ff0000" style:font-name="メイリオ" fo:font-size="9pt" officeooo:rsid="02299481" officeooo:paragraph-rsid="02b9a205" style:font-name-asian="メイリオ" style:font-size-asian="9pt" style:language-asian="ja" style:country-asian="JP" style:font-size-complex="9pt"/>
    </style:style>
    <style:style style:name="P65" style:family="paragraph" style:parent-style-name="Standard">
      <style:paragraph-properties fo:margin-left="0cm" fo:margin-right="0cm" fo:line-height="0.423cm" fo:text-indent="0cm" style:auto-text-indent="false" fo:break-before="page" style:writing-mode="lr-tb"/>
      <style:text-properties fo:color="#000000" style:font-name="メイリオ" fo:font-size="9pt" officeooo:rsid="02299481" officeooo:paragraph-rsid="02b9a205" style:font-name-asian="メイリオ" style:font-size-asian="9pt" style:language-asian="ja" style:country-asian="JP" style:font-size-complex="9pt"/>
    </style:style>
    <style:style style:name="P66"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c2c2c2" style:font-name-asian="メイリオ" style:font-size-asian="9pt" style:language-asian="ja" style:country-asian="JP" style:font-size-complex="9pt"/>
    </style:style>
    <style:style style:name="P67"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c2c4ae" style:font-name-asian="メイリオ" style:font-size-asian="9pt" style:language-asian="ja" style:country-asian="JP" style:font-size-complex="9pt"/>
    </style:style>
    <style:style style:name="P68"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c3c12c" style:font-name-asian="メイリオ" style:font-size-asian="9pt" style:language-asian="ja" style:country-asian="JP" style:font-size-complex="9pt"/>
    </style:style>
    <style:style style:name="P69"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c74891" style:font-name-asian="メイリオ" style:font-size-asian="9pt" style:language-asian="ja" style:country-asian="JP" style:font-size-complex="9pt"/>
    </style:style>
    <style:style style:name="P70"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c96a9f" style:font-name-asian="メイリオ" style:font-size-asian="9pt" style:language-asian="ja" style:country-asian="JP" style:font-size-complex="9pt"/>
    </style:style>
    <style:style style:name="P71"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cd5e58" style:font-name-asian="メイリオ" style:font-size-asian="9pt" style:language-asian="ja" style:country-asian="JP" style:font-size-complex="9pt"/>
    </style:style>
    <style:style style:name="P72"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cf31e0" style:font-name-asian="メイリオ" style:font-size-asian="9pt" style:language-asian="ja" style:country-asian="JP" style:font-size-complex="9pt"/>
    </style:style>
    <style:style style:name="P7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c2c2c2" style:font-name-asian="メイリオ" style:font-size-asian="9pt" style:language-asian="ja" style:country-asian="JP" style:font-size-complex="9pt"/>
    </style:style>
    <style:style style:name="P7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c2c4ae" style:font-name-asian="メイリオ" style:font-size-asian="9pt" style:language-asian="ja" style:country-asian="JP" style:font-size-complex="9pt"/>
    </style:style>
    <style:style style:name="P7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c3c12c" style:font-name-asian="メイリオ" style:font-size-asian="9pt" style:language-asian="ja" style:country-asian="JP" style:font-size-complex="9pt"/>
    </style:style>
    <style:style style:name="P7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c74891" style:font-name-asian="メイリオ" style:font-size-asian="9pt" style:language-asian="ja" style:country-asian="JP" style:font-size-complex="9pt"/>
    </style:style>
    <style:style style:name="P7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c96a9f" style:font-name-asian="メイリオ" style:font-size-asian="9pt" style:language-asian="ja" style:country-asian="JP" style:font-size-complex="9pt"/>
    </style:style>
    <style:style style:name="P7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cd5e58" style:font-name-asian="メイリオ" style:font-size-asian="9pt" style:language-asian="ja" style:country-asian="JP" style:font-size-complex="9pt"/>
    </style:style>
    <style:style style:name="P7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cf31e0" style:font-name-asian="メイリオ" style:font-size-asian="9pt" style:language-asian="ja" style:country-asian="JP" style:font-size-complex="9pt"/>
    </style:style>
    <style:style style:name="P80" style:family="paragraph" style:parent-style-name="Standard">
      <style:paragraph-properties fo:margin-left="0.37cm" fo:margin-right="0cm" fo:line-height="0.423cm" fo:text-indent="0cm" style:auto-text-indent="false" fo:break-before="page" style:writing-mode="lr-tb"/>
      <style:text-properties fo:color="#000000" style:font-name="メイリオ" fo:font-size="9pt" officeooo:rsid="02299481" officeooo:paragraph-rsid="02c74891" style:font-name-asian="メイリオ" style:font-size-asian="9pt" style:language-asian="ja" style:country-asian="JP" style:font-size-complex="9pt"/>
    </style:style>
    <style:style style:name="P81" style:family="paragraph" style:parent-style-name="Standard">
      <style:paragraph-properties fo:line-height="0.423cm" fo:break-before="page" style:writing-mode="lr-tb"/>
      <style:text-properties fo:color="#000000" style:font-name="メイリオ" fo:font-size="9pt" officeooo:rsid="02299481" style:font-name-asian="メイリオ" style:font-size-asian="9pt" style:language-asian="ja" style:country-asian="JP" style:font-size-complex="9pt"/>
    </style:style>
    <style:style style:name="P82" style:family="paragraph" style:parent-style-name="Footer">
      <style:text-properties style:font-name="メイリオ" fo:font-size="9pt" style:font-name-asian="メイリオ" style:font-size-asian="9pt" style:font-size-complex="9pt"/>
    </style:style>
    <style:style style:name="P83" style:family="paragraph" style:parent-style-name="Footer">
      <style:text-properties style:font-name="メイリオ" fo:font-size="9pt" officeooo:paragraph-rsid="02d12bd0" style:font-name-asian="メイリオ" style:font-size-asian="9pt" style:language-asian="ja" style:country-asian="JP" style:font-size-complex="9pt"/>
    </style:style>
    <style:style style:name="P84"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bf7784" officeooo:paragraph-rsid="02bf778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c5738a" officeooo:paragraph-rsid="02c5738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c9f216" officeooo:paragraph-rsid="02c9f21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c9f216" officeooo:paragraph-rsid="02c9f21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90"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color="#ffffff" style:text-outline="false" style:text-line-through-style="none" style:text-line-through-type="none" style:font-name="メイリオ" fo:font-size="9pt" fo:font-style="normal" fo:text-shadow="none" style:text-underline-style="none" fo:font-weight="normal" officeooo:rsid="02bf7784" officeooo:paragraph-rsid="02bf778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color="#ffffff" style:text-outline="false" style:text-line-through-style="none" style:text-line-through-type="none" style:font-name="メイリオ" fo:font-size="9pt" fo:font-style="normal" fo:text-shadow="none" style:text-underline-style="none" fo:font-weight="normal"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color="#ffffff"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T1" style:family="text">
      <style:text-properties style:language-asian="ja" style:country-asian="JP"/>
    </style:style>
    <style:style style:name="T2" style:family="text">
      <style:text-properties officeooo:rsid="029e12c0" style:language-asian="ja" style:country-asian="JP"/>
    </style:style>
    <style:style style:name="T3" style:family="text">
      <style:text-properties officeooo:rsid="02299481" style:language-asian="ja" style:country-asian="JP"/>
    </style:style>
    <style:style style:name="T4" style:family="text">
      <style:text-properties officeooo:rsid="02c9f216" style:language-asian="ja" style:country-asian="JP"/>
    </style:style>
    <style:style style:name="T5" style:family="text">
      <style:text-properties fo:color="#ce181e"/>
    </style:style>
    <style:style style:name="T6" style:family="text">
      <style:text-properties fo:color="#ce181e" style:language-asian="ja" style:country-asian="JP"/>
    </style:style>
    <style:style style:name="T7" style:family="text">
      <style:text-properties fo:color="#ce181e" style:font-name="メイリオ" fo:font-size="9pt" officeooo:rsid="02aea516" style:font-name-asian="メイリオ" style:font-size-asian="9pt" style:language-asian="ja" style:country-asian="JP" style:font-size-complex="9pt"/>
    </style:style>
    <style:style style:name="T8" style:family="text">
      <style:text-properties fo:color="#0000ff"/>
    </style:style>
    <style:style style:name="T9" style:family="text">
      <style:text-properties fo:color="#000000" style:font-name="メイリオ" fo:font-size="9pt" officeooo:rsid="02299481" style:font-name-asian="メイリオ" style:font-size-asian="9pt" style:language-asian="ja" style:country-asian="JP" style:font-size-complex="9pt"/>
    </style:style>
    <style:style style:name="T10" style:family="text">
      <style:text-properties fo:color="#000000" style:font-name="メイリオ" fo:font-size="9pt" officeooo:rsid="02accf8c" style:font-name-asian="メイリオ" style:font-size-asian="9pt" style:language-asian="ja" style:country-asian="JP" style:font-size-complex="9pt"/>
    </style:style>
    <style:style style:name="T11" style:family="text">
      <style:text-properties officeooo:rsid="02b2e4d2"/>
    </style:style>
    <style:style style:name="T12" style:family="text">
      <style:text-properties fo:font-variant="normal" fo:text-transform="none" fo:letter-spacing="normal" style:font-style-asian="normal" style:font-weight-asian="normal"/>
    </style:style>
    <style:style style:name="T13" style:family="text">
      <style:text-properties fo:font-variant="normal" fo:text-transform="none" fo:letter-spacing="normal" style:language-asian="ja" style:country-asian="JP" style:font-style-asian="normal" style:font-weight-asian="normal"/>
    </style:style>
    <style:style style:name="T14" style:family="text">
      <style:text-properties fo:color="#ff0000"/>
    </style:style>
    <text:list-style style:name="L1">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27">はじめに</text:p>
      <text:p text:style-name="P21"/>
      <text:p text:style-name="P28">この文章は RISC-V の命令マニュアルを @shibatchii がRISC-Vアーキテクチャ勉強のためメモしながら訳しているものです。</text:p>
      <text:p text:style-name="P28">原文は <text:a xlink:type="simple" xlink:href="https://riscv.org/specifications/" text:style-name="Internet_20_link" text:visited-style-name="Visited_20_Internet_20_Link">https://riscv.org/specifications/</text:a> にある riscv-privileged-v1.10.pdf です。</text:p>
      <text:p text:style-name="P28"/>
      <text:p text:style-name="P28">原文のライセンス表示</text:p>
      <text:p text:style-name="P28">”The RISC-V Instruction Set Manual, Volume II: Privileged Architecture, Version</text:p>
      <text:p text:style-name="P15">1.10", Editors Andrew Waterman and Krste Asanovi#c, RISC-V Foundation, May 2017.</text:p>
      <text:p text:style-name="P28"/>
      <text:p text:style-name="P28">Creative Commons Attribution 4.0 International License</text:p>
      <text:p text:style-name="P28"/>
      <text:p text:style-name="P28"/>
      <text:p text:style-name="P28">この日本語訳のライセンスも原文のライセンスを引き継いで</text:p>
      <text:p text:style-name="P33">RISC-V命令セットマニュアル 第二巻：特権付きアーキテクチャ、文書 1.10版 日本語訳 @shibatchii</text:p>
      <text:p text:style-name="P32">Creative Commons Attribution 4.0 International License</text:p>
      <text:p text:style-name="P32">です。</text:p>
      <text:p text:style-name="P32"/>
      <text:p text:style-name="P32"><text:a xlink:type="simple" xlink:href="https://github.com/shibatchii/RISC-V" text:style-name="Internet_20_link" text:visited-style-name="Visited_20_Internet_20_Link">https://github.com/shibatchii/RISC-V</text:a></text:p>
      <text:p text:style-name="P34">に置いてあります。</text:p>
      <text:p text:style-name="P34"/>
      <text:p text:style-name="P32"/>
      <text:p text:style-name="P29">英語は得意でないので誤訳等あるかもしれません。ご指摘歓迎です。</text:p>
      <text:p text:style-name="P29">Twitter: @shibatchii</text:p>
      <text:p text:style-name="P29"/>
      <text:p text:style-name="P29">Google翻訳、Bing翻訳、Webilo翻訳、Exclite翻訳 を併用しながら翻訳し、勉強しています。</text:p>
      <text:p text:style-name="P29"/>
      <text:p text:style-name="P24">まずは意味が分からないところもあるかもしれませんが、ざっくり訳して2周位回ればまともになるかなと。</text:p>
      <text:p text:style-name="P30">体裁とかは後で整えようと思います。</text:p>
      <text:p text:style-name="P29"/>
      <text:p text:style-name="P29"/>
      <text:p text:style-name="P29">文章は以下の様に色分けしてます。</text:p>
      <text:p text:style-name="P29"/>
      <text:p text:style-name="P29">黒文字：翻訳した文書。</text:p>
      <text:p text:style-name="P29"><text:span text:style-name="T5">赤文字</text:span>：@shibatchiiコメント。わからないところとか、こう解釈したとか。</text:p>
      <text:p text:style-name="P29"><text:span text:style-name="T8">青文字</text:span>：RISC-Vにあまり関係なし。訳した日付とか、集中力が切れた時に書くヨタ話とか。</text:p>
      <text:p text:style-name="P29"/>
      <text:p text:style-name="P31"/>
      <text:p text:style-name="P29">2018/09/28 <text:s/>@shibatchii</text:p>
      <text:p text:style-name="P29"/>
      <text:p text:style-name="P35"/>
      <text:p text:style-name="P22"/>
      <text:p text:style-name="P22"/>
      <text:p text:style-name="P22"/>
      <text:p text:style-name="P22"/>
      <text:p text:style-name="P22"/>
      <text:p text:style-name="P22">RISC-V命令セットマニュアル第2巻：特権付きアーキテクチャ</text:p>
      <text:p text:style-name="P22">特権アーキテクチャバージョン1.10</text:p>
      <text:p text:style-name="P22">ドキュメントバージョン1.10</text:p>
      <text:p text:style-name="P22"/>
      <text:p text:style-name="P22">警告！ このドラフト仕様は、RISC-V <text:span text:style-name="T2">財団</text:span>によって標準として承認される前に変更される可能性があります。</text:p>
      <text:p text:style-name="P23">編集者はこの仕様の今後の変更が順方向互換になるよう意図していますが、</text:p>
      <text:p text:style-name="P23">この仕様書の実装が将来の標準に準拠しない可能性があります。</text:p>
      <text:p text:style-name="P22"/>
      <text:p text:style-name="P22">編集者：<text:span text:style-name="T1">アンドリュー ウォーターマン</text:span><text:span text:style-name="T2">1</text:span>、<text:span text:style-name="T1">クレステ アサノビッチ</text:span><text:span text:style-name="T2">1,2</text:span></text:p>
      <text:p text:style-name="P22"><text:span text:style-name="T2">1</text:span>SiFive Inc.、</text:p>
      <text:p text:style-name="P22"><text:span text:style-name="T2">2</text:span>カリフォルニア大学バークレー校EECS学科CS課</text:p>
      <text:p text:style-name="P22">andrew@sifive.com、krste@berkeley.edu</text:p>
      <text:p text:style-name="P22">2017年5月7日</text:p>
      <text:p text:style-name="P22"/>
      <text:p text:style-name="P26"/>
      <text:p text:style-name="P36"/>
      <text:p text:style-name="P25"/>
      <text:p text:style-name="P13">アルファベット順の仕様全バージョン貢献者（訂正があれば編集者に連絡してください）：</text:p>
      <text:p text:style-name="P13">クレステ・アサノビック、リマス・アヴィジエニス、ジェイコブ・バッハマイヤー、アレン・バウム、パオロ・ボンツィーニ、ルスラン・ブーキン、クリストファー・セリオ、デビッド・キスナー、アンソニー・コールター、パーマー・ダッベルト、モンテ・ダリムプリ、デニス・ファーガソン、マイク・フライシンガー、ジョン・ハウザー、デヴィッド・ホーナー、オロフ・ヨハンソン、リー・ユンサプ、アンドリュー・ルトミルスキー、ジョナサン・ノイシェファー、リシュユール・ニヒル、ステファン・オレア、アルバート・ウー、ジョン・オースターハウト、デビッド・パターソン、コリン・シュミット、ウェズリー・タープストラ、マット・トーマス、トミー・ソーン、レイ・ヴァンデウォーカー、メガン・ワックス、アンドリュー・ウォーターマン、レイノード・ザンデイク</text:p>
      <text:p text:style-name="P13"/>
      <text:p text:style-name="P13">このドキュメントはクリエイティブコモンズ帰属4.0国際ライセンスの下で公開されています。</text:p>
      <text:p text:style-name="P13"/>
      <text:p text:style-name="P14">このドキュメントは、「RISC-V特権仕様バージョン1.9.1」を次のライセンスの下でリリースした派生物です：(c) 2010-2017 アンドリュー・ウォーターマン、ユンサップ・リー、 リマス・アヴィジエニス、デビッド・パターソン、クレステ・アサノビック クリエイティブコモンズ帰属4.0国際ライセンス。</text:p>
      <text:p text:style-name="P13"/>
      <text:p text:style-name="P14">次のように引用してください：「RISC-V命令セットマニュアル、第2巻：特権アーキテクチャ、バージョン 1.10」、編集者アンドリュー・ウォーターマンとクレステ・アサノビック、RISC-V 財団、2017年5月。</text:p>
      <text:p text:style-name="P20"/>
      <text:p text:style-name="P20"/>
      <text:p text:style-name="P16"><text:span text:style-name="T6">配布条件はこれですね。</text:span><text:a xlink:type="simple" xlink:href="https://creativecommons.org/licenses/by/4.0/deed.ja" text:style-name="Internet_20_link" text:visited-style-name="Visited_20_Internet_20_Link"><text:span text:style-name="T5">https://creativecommons.org/licenses/by/4.0/deed.ja</text:span></text:a></text:p>
      <text:p text:style-name="P10">制限が少ない大変良いですね。</text:p>
      <text:p text:style-name="P1"/>
      <text:p text:style-name="P17">--2018/10/12</text:p>
      <text:p text:style-name="P2"/>
      <text:p text:style-name="P2"/>
      <text:p text:style-name="P2"/>
      <text:p text:style-name="P37"/>
      <text:p text:style-name="P2">序文</text:p>
      <text:p text:style-name="P2"/>
      <text:p text:style-name="P2">これは、RISC-V特権アーキテクチャ提案のバージョン1.10です。</text:p>
      <text:p text:style-name="P2">  バージョン1.9.1からの変更点：</text:p>
      <text:p text:style-name="P2"/>
      <text:list xml:id="list3826104269" text:style-name="L1">
        <text:list-item>
          <text:p text:style-name="P46">このドキュメントの以前のバージョンは、元の作者が作成したクリエイティブコモンズ帰属4.0 国際ライセンスの下でリリースされました。このドキュメントの今後のバージョンは、同じライセンスでリリースされる予定です。</text:p>
        </text:list-item>
        <text:list-item>
          <text:p text:style-name="P46">シャドーCSRアドレスに関する明示的な規則は、CSRスペースを再利用するために削除されました。</text:p>
          <text:p text:style-name="P46">シャドーCSRsは、必要に応じて追加することができます。</text:p>
        </text:list-item>
        <text:list-item>
          <text:p text:style-name="P47">mvendoridレジスタには、財団が提供するコードとは対照的に、コアプロバイダのJEDECコードが含まれるようになりました。</text:p>
          <text:p text:style-name="P56"><text:span text:style-name="T9">これにより、財団からの冗長性とオフロード作業が回避されます。 </text:span><text:span text:style-name="T7">←JEDECコードってなんじゃろ？</text:span></text:p>
        </text:list-item>
      </text:list>
      <text:list xml:id="list4093701722" text:style-name="L2">
        <text:list-item>
          <text:p text:style-name="P48">割込み可能なスタック規律は単純化されています。</text:p>
        </text:list-item>
        <text:list-item>
          <text:p text:style-name="P48">スーパーバイザモードとユーザモードで使用されるベースISAを変更するためのオプションのメカニズムがmstatus CSRに追加されました。misa の以前にBaseと呼ばれていたフィールドは、整合性のためにMXLに改名されました。</text:p>
        </text:list-item>
        <text:list-item>
          <text:p text:style-name="P48">mstatusの追加の拡張状態のステータスフィールドを要約するためにXSを使用することを明確にしました。</text:p>
        </text:list-item>
        <text:list-item>
          <text:p text:style-name="P48">mtvecおよびstvec CSRsには、オプションのベクタ割り込みのサポートが追加されています。</text:p>
        </text:list-item>
        <text:list-item>
          <text:p text:style-name="P48">mip CSRのSEIPビットとUEIPビットは、外部割り込みのソフトウェア注入をサポートするために再定義されています。</text:p>
        </text:list-item>
        <text:list-item>
          <text:p text:style-name="P48">mbadaddrレジスタはより一般的なmtvalレジスタに含まれています。これにより、命令エミュレーションの速度を上げるために不正な命令フォルトで不良命令ビットを取り込むことができます。</text:p>
        </text:list-item>
        <text:list-item>
          <text:p text:style-name="P49">仮想メモリ構成をsptbr（now satp）に移行する過程の一環として、マシンモードのベースと境界の変換と保護のスキームが仕様から削除されました。</text:p>
          <text:p text:style-name="P49">ベースとバインドされたスキームのモチベーションのいくつかはPMPレジスタでカバーされていますが、mstatusで利用可能なまま残っていれば、後で役立ちます。</text:p>
        </text:list-item>
      </text:list>
      <text:list xml:id="list3173737511" text:style-name="L3">
        <text:list-item>
          <text:p text:style-name="P50">Mモードのみ、またはMモードとUモードの両方でUモードトラップをサポートしていないシステムでは、medelegレジスタとmidelegレジスタは存在しませんでしたが、以前はゼロを返していました。</text:p>
        </text:list-item>
        <text:list-item>
          <text:p text:style-name="P50">仮想メモリページ違反は、物理メモリアクセス例外とは別のmcause値を持つようになりました。</text:p>
        </text:list-item>
      </text:list>
      <text:p text:style-name="P3"><text:s text:c="5"/>ページ違反例外は、PMAおよびPMPチェックによって生成された例外を委任することなく、</text:p>
      <text:p text:style-name="P3"><text:s text:c="5"/>Sモードに委任できるようになりました。</text:p>
      <text:list xml:id="list333842362" text:style-name="L4">
        <text:list-item>
          <text:p text:style-name="P51">オプションの物理メモリ保護（PMP）方式が提案されています。</text:p>
        </text:list-item>
        <text:list-item>
          <text:p text:style-name="P51">スーパバイザの仮想メモリ構成は、mstatusレジスタからsptbrレジスタに移動されました。</text:p>
        </text:list-item>
      </text:list>
      <text:p text:style-name="P2">したがって、sptbrレジスタはsatp（スーパーバイザーアドレスの転送と保護）に名前が変更され、広がった役割が反映されます。</text:p>
      <text:p text:style-name="P2"/>
      <text:p text:style-name="P11">↑レジスタ名は整理しとかないとどれがどれかわからなくなりそう。</text:p>
      <text:p text:style-name="P2"/>
      <text:p text:style-name="P37"/>
      <text:list xml:id="list3605011637" text:style-name="L5">
        <text:list-item>
          <text:p text:style-name="P52">改善されたSFENCE.VMA命令のために、SFENCE.VM命令が削除されました。</text:p>
        </text:list-item>
        <text:list-item>
          <text:p text:style-name="P52">mstatusビットMXRはsstatusを介してSモードにさらされています。</text:p>
        </text:list-item>
        <text:list-item>
          <text:p text:style-name="P52">sstatusのPUMビットの極性は、MXRを含むコードシーケンスを短縮するために反転されています。</text:p>
        </text:list-item>
      </text:list>
      <text:p text:style-name="P2"><text:s text:c="5"/>ビットの名前がSUMに変更されました。</text:p>
      <text:list xml:id="list3643341613" text:style-name="L6">
        <text:list-item>
          <text:p text:style-name="P53">ページテーブルエントリのハードウェア管理AccessedビットとDirtyビットはオプションです。簡単な実装では、ソフトウェアをトラップして設定することができます。</text:p>
        </text:list-item>
        <text:list-item>
          <text:p text:style-name="P53">カウンタイネーブル方式が変更されたため、SモードはカウンタのUモードへの可用性を制御できます。</text:p>
        </text:list-item>
        <text:list-item>
          <text:p text:style-name="P53">Sモードでの再帰的仮想化サポートに焦点を当てているため、Hモードは削除されています。</text:p>
        </text:list-item>
        <text:list-item>
          <text:p text:style-name="P53">エンコーディング空間は予約されており、後で再利用することができます。</text:p>
        </text:list-item>
        <text:list-item>
          <text:p text:style-name="P53">Sモード仮想メモリ管理操作をトラップして仮想化パフォーマンスを向上させるメカニズムが追加されました。</text:p>
        </text:list-item>
        <text:list-item>
          <text:p text:style-name="P53">スーパーバイザーバイナリインターフェイス（SBI）の章が削除され、別の仕様として維持することができます。</text:p>
        </text:list-item>
      </text:list>
      <text:p text:style-name="P2"/>
      <text:p text:style-name="P2"/>
      <text:p text:style-name="P37"/>
      <text:p text:style-name="P2">バージョン1.9.1の序文</text:p>
      <text:p text:style-name="P2"/>
      <text:p text:style-name="P2">これは、RISC-V特権アーキテクチャ提案のバージョン1.9.1です。</text:p>
      <text:p text:style-name="P2">バージョン1.9からの変更点：</text:p>
      <text:p text:style-name="P2"/>
      <text:list xml:id="list1398861834" text:style-name="L7">
        <text:list-item>
          <text:p text:style-name="P54">解説セクションへの多数の追加と改良。</text:p>
        </text:list-item>
        <text:list-item>
          <text:p text:style-name="P54">設定文字列の提案を変更して、デバイスツリーストリングやフラット化されたデバイスツリーなどのさまざまなフォーマットをサポートする検索プロセスを使用します。</text:p>
        </text:list-item>
        <text:list-item>
          <text:p text:style-name="P57"><text:span text:style-name="T10">misa</text:span><text:span text:style-name="T9">は、ベースおよびサポートされているISA拡張の変更をサポートするように、オプションで書き込み可能になりました。</text:span></text:p>
          <text:p text:style-name="P57"><text:span text:style-name="T10">misa</text:span><text:span text:style-name="T9">のCSRアドレスが変更されました。</text:span></text:p>
        </text:list-item>
        <text:list-item>
          <text:p text:style-name="P57"><text:span text:style-name="T9">デバッグモードとデバッグCSR</text:span><text:span text:style-name="T10">s</text:span><text:span text:style-name="T9">の説明が追加されました。</text:span></text:p>
        </text:list-item>
        <text:list-item>
          <text:p text:style-name="P54">ハードウェアパフォーマンス監視スキームを追加しました。</text:p>
          <text:p text:style-name="P54">既存のハードウェアカウンタの処理を簡素化し、カウンタの特権バージョンと対応するデルタレジスタを削除しました。</text:p>
        </text:list-item>
        <text:list-item>
          <text:p text:style-name="P54">ユーザーレベルの割り込みがある場合のSPIEの説明が修正されました。</text:p>
        </text:list-item>
      </text:list>
      <text:p text:style-name="P2"/>
      <text:p text:style-name="P11">↑misaってなんだっけ。後で確認</text:p>
      <text:p text:style-name="P2"/>
      <text:p text:style-name="P2"/>
      <text:p text:style-name="P37"/>
      <text:p text:style-name="P18">-- 1ページ空き、次ページへ</text:p>
      <text:p text:style-name="P2"/>
      <text:p text:style-name="P2"/>
      <text:p text:style-name="P2"/>
      <text:p text:style-name="P37"/>
      <text:p text:style-name="P2">内容</text:p>
      <text:p text:style-name="P2"/>
      <text:p text:style-name="P2">序文</text:p>
      <text:p text:style-name="P2"/>
      <text:p text:style-name="P2">1 はじめに　　　　　　　　　　　　　　　　　　　　　　　　　　　　　　　　　　　　　　　　　　　　　　　　　　　　　1</text:p>
      <text:p text:style-name="P4"><text:s text:c="2"/>1.1 RISC-Vハードウェアプラットフォームの用語。 。 。 。 。 。 。 。 。 。 。 。 。 。 。 。 。 。 。 。 。 。 。 。 。 。 1</text:p>
      <text:p text:style-name="P4"><text:s text:c="2"/>1.2 RISC-V特権ソフトウェアスタック用語。 。 。 。 。 。 。 。 。 。 。 。 。 。 。 。 。 。 。 。 。 。 。 。 。 。 。 。 2</text:p>
      <text:p text:style-name="P2"><text:s text:c="2"/>1.3 特権レベル。 。 。 。 。 。 。 。 。 。 。 。 。 。 。 。 。 。 。 。 。 。 。 。 。 。 。 。 。 。 。 。 。 。 。 。 。 3</text:p>
      <text:p text:style-name="P2"><text:s text:c="2"/>1.4 デバッグモード。 。 。 。 。 。 。 。 。 。 。 。 。 。 。 。 。 。 。 。 。 。 。 。 。 。 。 。 。 。 。 。 。 。 。 。 5</text:p>
      <text:p text:style-name="P2"/>
      <text:p text:style-name="P2">2 制御およびステータスレジスタ（CSR）　　　　　　　　　　　　　　　　　　　　　　　　　　　　　　　　　　　　　　　7</text:p>
      <text:p text:style-name="P4"><text:s text:c="2"/>2.1 CSRアドレスマッピング規則。 。 。 。 。 。 。 。 。 。 。 。 。 。 。 。 。 。 。 。 。 。 。 。 。 。 。 。 。 。 。 7</text:p>
      <text:p text:style-name="P2"><text:s text:c="2"/>2.2 CSRリスト。 。 。 。 。 。 。 。 。 。 。 。 。 。 。 。 。 。 。 。 。 。 。 。 。 。 。 。 。 。 。 。 。 。 。 。 。 9</text:p>
      <text:p text:style-name="P4">2.3 CSR分野の仕様。 。 。 。 。 。 。 。 。 。 。 。 。 。 。 。 。 。 。 。 。 。 。 。 。 。 。 。 。 。 。 。 。 。 。 。 13</text:p>
      <text:p text:style-name="P2"/>
      <text:p text:style-name="P2">3 マシンレベルISA、バージョン1.10 　　　　　　　　　　　　　　　　　　　　　　　　　　　　　　　　　　　　　　　　15</text:p>
      <text:p text:style-name="P2"><text:s text:c="2"/>3.1マシンレベルのCSR。 。 。 。 。 。 。 。 。 。 。 。 。 。 。 。 。 。 。 。 。 。。 。 。 。 。 。 。 。 。 。 。 。 15</text:p>
      <text:p text:style-name="P5"><text:s text:c="4"/>3.1.1 マシンISAレジスタ misa。 。 。 。 。 。 。 。 。 。 。 。 。 。 。 。 。 。 。 。 。 。 。 。 。 。 。 。 。 。 。 15</text:p>
      <text:p text:style-name="P5"><text:s text:c="4"/>3.1.2 マシンベンダID mvendoridレジスタ。 。 。 。 。 。 。 。 。 。 。 。 。 。 。 。 。 。 。 。 。 。 。 。 。 。 。 18</text:p>
      <text:p text:style-name="P5"><text:s text:c="4"/>3.1.3 マシンアーキテクチャID marchidレジスタ。 。 。 。 。 。 。 。 。 。 。 。 。 。 。 。 。 。 。 。 。 。 。 。 。 18</text:p>
      <text:p text:style-name="P5"><text:s text:c="4"/>3.1.4 マシン実装ID mimpidレジスタ。 。 。 。 。 。 。 。 。 。 。 。 。 。 。 。 。 。 。 。 。 。 。 。 。 。 。 。 。 19</text:p>
      <text:p text:style-name="P5"><text:s text:c="4"/>3.1.5 ハートID mhartidレジスタ。 。 。 。 。 。 。 。 。 。 。 。 。 。 。 。 。 。 。 。 。 。 。 。 。 。 。 。 。 。 19</text:p>
      <text:p text:style-name="P5"><text:s text:c="4"/>3.1.6 マシンステータスレジスタ（mstatus）。 。 。 。 。 。 。 。 。 。 。 。 。 。 。 。 。 。 。 。 。 。 。 。 。 。 19</text:p>
      <text:p text:style-name="P5"><text:s text:c="4"/>3.1.7 mstatusレジスタの特権およびグローバル割り込みイネーブルスタック。 。 。 。 。 。 。 。 。 。 。 。 。 。 。 20</text:p>
      <text:p text:style-name="P2"/>
      <text:p text:style-name="P2"/>
      <text:p text:style-name="P37"/>
      <text:p text:style-name="P5"><text:s text:c="4"/>3.1.8 mstatusレジスタのベースISA制御。 。 。 。 。 。 。 。 。 。 。 。 。 。 。 。 。 。 。 。 。 。 。 。 。 。 。 21</text:p>
      <text:p text:style-name="P5"><text:s text:c="4"/>3.1.9 mstatusレジスタのメモリ特権。 。 。 。 。 。 。 。 。 。 。 。 。 。 。 。 。 。 。 。 。 。 。 。 。 。 。 。 。 22</text:p>
      <text:p text:style-name="P5"><text:s text:c="4"/>3.1.10 mstatusレジスタの仮想化サポート。 。 。 。 。 。 。 。 。 。 。 。 。 。 。 。 。 。 。 。 。 。 。 。 。 。 。 22</text:p>
      <text:p text:style-name="P5"><text:s text:c="4"/>3.1.11 mstatusレジスタの拡張コンテキスト状態。 。 。 。 。 。 。 。 。 。 。 。 。 。 。 。 。 。 。 。 。 。 。 。 。 23</text:p>
      <text:p text:style-name="P5"><text:s text:c="4"/>3.1.12 マシントラップベクトルベースアドレスレジスタ（mtvec）。 。 。 。 。 。 。 。 。 。 。 。 。 。 。 。 。 。 。 26</text:p>
      <text:p text:style-name="P5"><text:s text:c="4"/>3.1.13 マシントラップ委任レジスタ（medelegとmideleg）。 。 。 。 。 。 。 。 。 。 。 。 。 。 。 。 。 。 。 。 。 27</text:p>
      <text:p text:style-name="P5"><text:s text:c="4"/>3.1.14 マシン割り込みレジスタ（mipとmie）。 。 。 。 。 。 。 。 。 。 。 。 。 。 。 。 。 。 。 。 。 。 。 。 。 。 28</text:p>
      <text:p text:style-name="P5"><text:s text:c="4"/>3.1.15 マシンタイマレジスタ（mtimeとmtimecmp）。 。 。 。 。 。 。 。 。 。 。 。 。 。 。 。 。 。 。 。 。 。 。 30</text:p>
      <text:p text:style-name="P5"><text:s text:c="4"/>3.1.16 ハードウェアパフォーマンスモニタ。 。 。 。 。 。 。 。 。 。 。 。 。 。 。 。 。 。 。 。 。 。 。 。 。 。 。 31</text:p>
      <text:p text:style-name="P5"><text:s text:c="4"/>3.1.17 カウンタイネーブルレジスタ（[m | h | s] counteren）。 。 。 。 。 。 。 。 。 。 。 。 。 。 。 。 。 。 。 。 32</text:p>
      <text:p text:style-name="P5"><text:s text:c="4"/>3.1.18 マシンスクラッチレジスタ（mscratch）。 。 。 。 。 。 。 。 。 。 。 。 。 。 。 。 。 。 。 。 。 。 。 。 。 33</text:p>
      <text:p text:style-name="P5"><text:s text:c="4"/>3.1.19 マシン例外プログラムカウンタ（mepc）。 。 。 。 。 。 。 。 。 。 。 。 。 。 。 。 。 。 。 。 。 。 。 。 。 34</text:p>
      <text:p text:style-name="P5"><text:s text:c="4"/>3.1.20 マシン要因レジスタ（mcause）。 。 。 。 。 。 。 。 。 。 。 。 。 。 。 。 。 。 。 。 。 。 。 。 。 。 。 。 34</text:p>
      <text:p text:style-name="P5"><text:s text:c="4"/>3.1.21 マシントラップ値（mtval）レジスタ。 。 。 。 。 。 。 。 。 。 。 。 。 。 。 。 。 。 。 。 。 。 。 。 。 。 。 35</text:p>
      <text:p text:style-name="P5"><text:s text:c="2"/>3.2 マシンモード特権命令。 。 。 。 。 。 。 。 。 。 。 。 。 。 。 。 。 。 。 。 。 。 。 。 。 。 。 。 。 。 。 。 。 37</text:p>
      <text:p text:style-name="P5"><text:s text:c="4"/>3.2.1 環境呼び出しとブレークポイント。 。 。 。 。 。 。 。 。 。 。 。 。 。 。 。 。 。 。 。 。 。 。 。 。 。 。 。 37</text:p>
      <text:p text:style-name="P5"><text:s text:c="4"/>3.2.2 トラップリターン命令。 。 。 。 。 。 。 。 。 。 。 。 。 。 。 。 。 。 。 。 。 。 。 。 。 。 。 。 。 。 。 。 37</text:p>
      <text:p text:style-name="P5"><text:s text:c="4"/>3.2.3 割り込みを待ち。 。 。 。 。 。 。 。 。 。 。 。 。 。 。 。 。 。 。 。 。 。 。 。 。 。 。 。 。 。 。 。 。 。 38</text:p>
      <text:p text:style-name="P2"><text:s text:c="2"/>3.3 リセット。 。 。 。 。 。 。 。 。 。 。 。 。 。 。 。 。 。 。 。 。 。 。 。 。 。 。 。 。 。 。 。 。 。 。 。 。 。 39</text:p>
      <text:p text:style-name="P2"><text:s text:c="2"/>3.4 マスカブルでない割り込み。 。 。 。 。 。 。 。 。 。 。 。 。 。 。 。 。 。 。 。 。 。 。 。 。 。 。 。 。 。 。 。 39</text:p>
      <text:p text:style-name="P5"><text:s text:c="2"/>3.5 物理メモリ属性。 。 。 。 。 。 。 。 。 。 。 。 。 。 。 。 。 。 。 。 。 。 。 。 。 。 。 。 。 。 。 。 。 。 。 。 39</text:p>
      <text:p text:style-name="P6"><text:s text:c="4"/>3.5.1 メインメモリとI / Oと空レジスタの比較。 。 。 。 。 。 。 。 。 。 。 。 。 。 。 。 。 。 。 。 。 。 。 。 。 。 41</text:p>
      <text:p text:style-name="P6"><text:s text:c="4"/>3.5.2 サポートされているアクセスタイプPMA<text:span text:style-name="T11">s</text:span>。 。 。 。 。 。 。 。 。 。 。 。 。 。 。 。 。 。 。 。 。 。 。 。 。 。 41</text:p>
      <text:p text:style-name="P6"><text:s text:c="4"/>3.5.3 原子性PMA<text:span text:style-name="T11">s</text:span>。 。 。 。 。 。 。 。 。 。 。 。 。 。 。 。 。 。 。 。 。 。 。 。 。 。 。 。 。 。 。 。 。 。 。 。 41</text:p>
      <text:p text:style-name="P6"><text:s text:c="4"/>3.5.4 メモリオーダーPMA<text:span text:style-name="T11">s</text:span>。 。 。 。 。 。 。 。 。 。 。 。 。 。 。 。 。 。 。 。 。 。 。 。 。 。 。 。 。 。 。 。 。 42</text:p>
      <text:p text:style-name="P6"><text:s text:c="4"/>3.5.5 一貫性とキャッシュ可能性のPMA<text:span text:style-name="T11">s</text:span>。 。 。 。 。 。 。 。 。 。 。 。 。 。 。 。 。 。 。 。 。 。 。 。 。 。 。 。 43</text:p>
      <text:p text:style-name="P6"><text:s text:c="4"/>3.5.6 冪等性 PMA<text:span text:style-name="T11">s</text:span>。 。 。 。 。 。 。 。 。 。 。 。 。 。 。 。 。 。 。 。 。 。 。 。 。 。 。 。 。 。 。 。 。 。 。 44</text:p>
      <text:p text:style-name="P6"><text:s text:c="2"/>3.6 物理メモリ保護。 。 。 。 。 。 。 。 。 。 。 。 。 。 。 。 。 。 。 。 。 。 。 。 。 。 。 。 。 。 。 。 。 。 。 。 44</text:p>
      <text:p text:style-name="P2"/>
      <text:p text:style-name="P12"><text:span text:style-name="T3">↑</text:span><text:span text:style-name="T12">冪等性</text:span><text:span text:style-name="T13"> (とうべきせい) 「大雑把に言って、ある操作を1回行っても複数回行っても結果が同じであることをいう概念である。」って。なんか難しい言葉やね。初めて聞いた。プログラムでいうといつも同じ答えが出るってこと。あたりまえじゃんと思うけど、割り込み処理が入って意図せずメモリ内容買い換えられちゃったりすると崩れちゃう。</text:span></text:p>
      <text:p text:style-name="P19"/>
      <text:p text:style-name="P19"/>
      <text:p text:style-name="P37"/>
      <text:p text:style-name="P7"><text:s text:c="2"/>3.6.1 物理メモリ保護のCSRs。 。 。 。 。 。 。 。 。 。 。 。 。 。 。 。 。 。 。 。 。 。 。 。 。 。 。 。 。 。 。 。 45</text:p>
      <text:p text:style-name="P2"/>
      <text:p text:style-name="P2">4 スーパーバイザレベルISA、バージョン1.10 　　　　　　　　　　　　　　　　　　　　　　　　　　　　　　　　　　　　49</text:p>
      <text:p text:style-name="P2"><text:s text:c="2"/>4.1 スーパーバイザCSRs。 。。 。 。 。 。 。 。 。 。 。 。 。 。 。 。 。 。 。 。 。 。 。 。 。 。 。 。 。 。 。 。 。 49</text:p>
      <text:p text:style-name="P7"><text:s text:c="4"/>4.1.1 スーパバイザステータスレジスタ（sstatus）。 。 。 。 。 。 。 。 。 。 。 。 。 。 。 。 。 。 。 。 。 。 。 。 49</text:p>
      <text:p text:style-name="P7"><text:s text:c="4"/>4.1.2 sstatusレジスタのベースISA制御。 。 。 。 。 。 。 。 。 。 。 。 。 。 。 。 。 。 。 。 。 。 。 。 。 。 。 。 50</text:p>
      <text:p text:style-name="P7"><text:s text:c="4"/>4.1.3 sstatusレジスタのメモリ特権。 。 。 。 。 。 。 。 。 。 。 。 。 。 。 。 。 。 。 。 。 。 。 。 。 。 。 。 。 51</text:p>
      <text:p text:style-name="P7"><text:s text:c="4"/>4.1.4 スーパーバイザトラップベクタベースアドレスレジスタ（stvec）。 。 。 。 。 。 。 。 。 。 。 。 。 。 。 。 。 51</text:p>
      <text:p text:style-name="P7"><text:s text:c="4"/>4.1.5 スーパバイザ割り込みレジスタ（sip and sie）。 。 。 。 。 。 。 。 。 。 。 。 。 。 。 。 。 。 。 。 。 。 。 。 52</text:p>
      <text:p text:style-name="P7"><text:s text:c="4"/>4.1.6 スーパーバイザタイマとパフォーマンスカウンタ。 。 。 。 。 。 。 。 。 。 。 。 。 。 。 。 。 。 。 。 。 。 。 53</text:p>
      <text:p text:style-name="P7"><text:s text:c="4"/>4.1.7 カウンタイネーブルレジスタ（scounteren）。 。 。 。 。 。 。 。 。 。 。 。 。 。 。 。 。 。 。 。 。 。 。 。 53</text:p>
      <text:p text:style-name="P7"><text:s text:c="4"/>4.1.8 スーパーバイザスクラッチレジスタ（スクラッチ）。 。 。 。 。 。 。 。 。 。 。 。 。 。 。 。 。 。 。 。 。 。 54</text:p>
      <text:p text:style-name="P7"><text:s text:c="4"/>4.1.9 スーパーバイザ例外プログラムカウンタ（sepc）。 。 。 。 。 。 。 。 。 。 。 。 。 。 。 。 。 。 。 。 。 。 。 54</text:p>
      <text:p text:style-name="P8"><text:s text:c="4"/>4.1.10 スーパーバイザ原因登録（scause）。 。 。 。 。 。 。 。 。 。 。 。 。 。 。 。 。 。 。 。 。 。 。 。 。 。 。 54</text:p>
      <text:p text:style-name="P7"><text:s text:c="4"/>4.1.11 スーパーバイザトラップ値（stval）レジスタ。 。 。 。 。 。 。 。 。 。 。 。 。 。 。 。 。 。 。 。 。 。 。 。 55</text:p>
      <text:p text:style-name="P7"><text:s text:c="4"/>4.1.12 スーパーバイザアドレス変換および保護（satp）レジスタ。 。 。 。 。 。 。 。 。 。 。 。 。 。 。 。 。 。 。 。 56</text:p>
      <text:p text:style-name="P8"><text:s text:c="2"/>4.2 スーパーバイザ命令。 。 。 。 。 。 。 。 。 。 。 。 。 。 。 。 。 。 。 。 。 。 。 。 。 。 。 。 。 。 。 。 。 。 58</text:p>
      <text:p text:style-name="P7"><text:s text:c="4"/>4.2.1 スーパーバイザメモリ管理フェンス命令。 。 。 。 。 。 。 。 。 。 。 。 。 。 。 。 。 。 。 。 。 。 。 。 。 。 58</text:p>
      <text:p text:style-name="P7"><text:s text:c="2"/>4.3 Sv32：ページベースの32ビット仮想メモリシステム。 。 。 。 。 。 。 。 。 。 。 。 。 。 。 。 。 。 。 。 。 。 。 59</text:p>
      <text:p text:style-name="P7"><text:s text:c="4"/>4.3.1 アドレッシングとメモリ保護。 。 。 。 。 。 。 。 。 。 。 。 。 。 。 。 。 。 。 。 。 。 。 。 。 。 。 。 。 。 59</text:p>
      <text:p text:style-name="P7"><text:s text:c="4"/>4.3.2 仮想アドレス変換プロセス。 。 。 。 。 。 。 。 。 。 。 。 。 。 。 。 。 。 。 。 。 。 。 。 。 。 。 。 。 。 。 62</text:p>
      <text:p text:style-name="P7"><text:s text:c="2"/>4.4 Sv39：ページベースの39ビット仮想メモリシステム。 。 。 。 。 。 。 。 。 。 。 。 。 。 。 。 。 。 。 。 。 。 。 62</text:p>
      <text:p text:style-name="P7"><text:s text:c="4"/>4.4.1 アドレッシングとメモリ保護。 。 。 。 。 。 。 。 。 。 。 。 。 。 。 。 。 。 。 。 。 。 。 。 。 。 。 。 。 。 63</text:p>
      <text:p text:style-name="P7"><text:s text:c="2"/>4.5 Sv48：ページベースの48ビット仮想メモリシステム。 。 。 。 。 。 。 。 。 。 。 。 。 。 。 。 。 。 。 。 。 。 。 63</text:p>
      <text:p text:style-name="P7"><text:s text:c="4"/>4.5.1アドレッシングとメモリ保護。 。 。 。 。 。 。 。 。 。 。 。 。 。 。 。 。 。 。 。 。 。 。 。 。 。 。 。 。 。 64</text:p>
      <text:p text:style-name="P2"/>
      <text:p text:style-name="P2">5 ハイパーバイザー 拡張、バージョン0.0 　　　　　　　　　　　　　　　　　　　　　　　　　　　　　　　　　　　　　　65</text:p>
      <text:p text:style-name="P2"/>
      <text:p text:style-name="P2">6 RISC-V特権命令セットのリスト　　　　　　　　　　　　　　　　　　　　　　　　　　　　　　　　　　　　　　　　　　67</text:p>
      <text:p text:style-name="P2"/>
      <text:p text:style-name="P2"/>
      <text:p text:style-name="P37"/>
      <text:p text:style-name="P2">7 プラットフォームレベル割り込みコントローラ（PLIC）　　　　　　　　　　　　　　　　　　　　　　　　　　　　　　　69</text:p>
      <text:p text:style-name="P8"><text:s text:c="2"/>7.1 PLICの概要。 。 。 。 。 。 。 。 。 。 。 。 。 。 。 。 。 。 。 。 。 。 。 。 。 。 。 。 。 。 。 。 。 。 。 。 。 69</text:p>
      <text:p text:style-name="P2"><text:s text:c="2"/>7.2 割込みソース。 。 。 。 。 。 。 。 。 。 。 。 。 。 。 。 。 。 。 。 。 。 。 。 。 。 。 。 。 。 。 。 。 。 。 。 69</text:p>
      <text:p text:style-name="P8"><text:s text:c="4"/>7.2.1ロ ーカル割込みソース。 。 。 。 。 。 。 。 。 。 。 。 。 。 。 。 。 。 。 。 。 。 。 。 。 。 。 。 。 。 。 。 70</text:p>
      <text:p text:style-name="P8"><text:s text:c="4"/>7.2.2 グローバル割込みソース。 。 。 。 。 。 。 。 。 。 。 。 。 。 。 。 。 。 。 。 。 。 。 。 。 。 。 。 。 。 。 71</text:p>
      <text:p text:style-name="P2"><text:s text:c="2"/>7.3 割り込みターゲットとハートコンテキスト。 。 。 。 。 。 。 。 。 。 。 。 。 。 。 。 。 。 。 。 。 。 。 。 。 。 。 71</text:p>
      <text:p text:style-name="P2"><text:s text:c="2"/>7.4 割り込みゲートウェイ。 。 。 。 。 。 。 。 。 。 。 。 。 。 。 。 。 。 。 。 。 。 。 。 。 。 。 。 。 。 。 。 。 71</text:p>
      <text:p text:style-name="P8"><text:s text:c="2"/>7.5 割込み識別子（ID）。 。 。 。 。 。 。 。 。 。 。 。 。 。 。 。 。 。 。 。 。 。 。 。 。 。 。 。 。 。 。 。 。 。 72</text:p>
      <text:p text:style-name="P2"><text:s text:c="2"/>7.6 割り込みの優先順位。 。 。 。 。 。 。 。 。 。 。 。 。 。 。 。 。 。 。 。 。 。 。 。 。 。 。 。 。 。 。 。 。 。 72</text:p>
      <text:p text:style-name="P8"><text:s text:c="2"/>7.7 割り込みが有効。 。 。 。 。 。 。 。 。 。 。 。 。 。 。 。 。 。 。 。 。 。 。 。 。 。 。 。 。 。 。 。 。 。 。 。 73</text:p>
      <text:p text:style-name="P8"><text:s text:c="2"/>7.8 割り込み優先度しきい値。 。 。 。 。 。 。 。 。 。 。 。 。 。 。 。 。 。 。 。 。 。 。 。 。 。 。 。 。 。 。 。 。 73</text:p>
      <text:p text:style-name="P8"><text:s text:c="2"/>7.9 割り込み通知。 。 。 。 。 。 。 。 。 。 。 。 。 。 。 。 。 。 。 。 。 。 。 。 。 。 。 。 。 。 。 。 。 。 。 。 74</text:p>
      <text:p text:style-name="P2"><text:s text:c="2"/>7.10 割り込みクレーム。 。 。 。。 。 。 。 。 。 。 。 。 。 。 。 。 。 。 。 。 。 。 。 。 。 。 。 。 。 。 。 。 。 。 74</text:p>
      <text:p text:style-name="P2"><text:s text:c="2"/>7.11 割り込み完了。 。 。 。 。 。 。 。 。 。 。 。 。 。 。 。 。 。 。 。 。 。 。 。 。 。 。 。 。 。 。 。 。 。 。 。 75</text:p>
      <text:p text:style-name="P2"><text:s text:c="2"/>7.12 割り込みの流れ。 。 。 。 。 。 。 。 。 。 。 。 。 。 。 。 。 。 。 。 。 。 。 。 。 。 。 。 。 。 。 。 。 。 。 75</text:p>
      <text:p text:style-name="P8"><text:s text:c="2"/>7.13 PLICコア仕様。 。 。 。 。 。 。 。 。 。 。 。 。 。 。 。 。 。 。 。 。 。 。 。 。 。 。 。 。 。 。 。 。 。 。 。 76</text:p>
      <text:p text:style-name="P8"><text:s text:c="2"/>7.14 PLICへのアクセスの制御。 。 。 。 。 。 。 。 。 。 。 。 。 。 。 。 。 。 。 。 。 。 。 。 。 。 。 。 。 。 。 。 76</text:p>
      <text:p text:style-name="P2"/>
      <text:p text:style-name="P2">8 マシン設定説明　　　　　　　　　　　　　　　　　　　　　　　　　　　　　　　　　　　　　　　　　　　　　　　　　77</text:p>
      <text:p text:style-name="P8"><text:s text:c="2"/>8.1 設定文字列検索手順。 。 。 。 。 。 。 。 。 。 。 。 。 。 。 。 。 。 。 。 。 。 。 。 。 。 。 。 。 。 。 。 。 。 77</text:p>
      <text:p text:style-name="P2"/>
      <text:p text:style-name="P2">9 ヒストリー　　　　　　　　　　　　　　　　　　　　　　　　　　　　　　　　　　　　　　　　　　　　　　　　　　　79</text:p>
      <text:p text:style-name="P8"><text:s text:c="2"/>9.1 UC Berkeleyにおける研究資金。 。 。 。 。 。 。 。 。 。 。 。 。 。 。 。 。 。 。 。 。 。 。 。 。 。 。 。 。 。 79</text:p>
      <text:p text:style-name="P2"/>
      <text:p text:style-name="P2"/>
      <text:p text:style-name="P18">-- 2018/10/13</text:p>
      <text:p text:style-name="P2"/>
      <text:p text:style-name="P37"/>
      <text:p text:style-name="P2">第1章</text:p>
      <text:p text:style-name="P2"/>
      <text:p text:style-name="P2">前書き</text:p>
      <text:p text:style-name="P2"/>
      <text:p text:style-name="P2">これは、RISC-Vの特権付きアーキテクチャ記述文書の草案です。</text:p>
      <text:p text:style-name="P2">フィードバックを歓迎します。</text:p>
      <text:p text:style-name="P2">変更は最終リリース前に発生します。<text:span text:style-name="T5">←行われます。位の意味か</text:span></text:p>
      <text:p text:style-name="P2"/>
      <text:p text:style-name="P2">このドキュメントでは、RISC-V特権アーキテクチャについて説明します。特権命令やオペレーティングシステムの実行、外部デバイスの接続に必要な追加機能など、ユーザーレベルのISAを超えたRISC-Vシステムのあらゆる側面をカバーしています。</text:p>
      <text:p text:style-name="P2"/>
      <text:p text:style-name="P39">-----------------------------------------------------------------------------------------------------------------------------------</text:p>
      <text:p text:style-name="P38">私たちの意思決定に関する解説は、この段落のように書式化されており、読者が仕様書そのものに興味があればスキップすることができます。</text:p>
      <text:p text:style-name="P40">↑riscv-spec-v2.2にはこれ書いてなかったような。字下げしてあるところは経緯なので、飛ばしてもOKだよって。あ、いや、すまん、書いてあった。</text:p>
      <text:p text:style-name="P2"/>
      <text:p text:style-name="P39">-----------------------------------------------------------------------------------------------------------------------------------</text:p>
      <text:p text:style-name="P38">ここでは、このドキュメントで説明している特権レベルの設計全体を、ユーザーレベルのISAを変更することなく、おそらくABIを変更することなく、まったく異なる特権レベルの設計に置き換えることができます。</text:p>
      <text:p text:style-name="P38">特に、この特権仕様は、既存の一般的なオペレーティングシステムを実行するように設計されており、従来のレベルベースの保護モデルを具体化しています。</text:p>
      <text:p text:style-name="P38">代替の特権的な仕様は、他のより柔軟な保護ドメインモデルを具体化することができます。</text:p>
      <text:p text:style-name="P9"/>
      <text:p text:style-name="P41"/>
      <text:p text:style-name="P41">1.1 RISC-Vハードウェアプラットフォームの用語</text:p>
      <text:p text:style-name="P41"/>
      <text:p text:style-name="P41">RISC-Vハードウェアプラットフォームには、他の非RISC-V互換コア、固定機能アクセラレータ、さまざまな物理メモリ構造、I / Oデバイス、およびコンポーネントが通信できるようにする相互接続構造とともに、1つまたは複数のRISC-V互換プロセッシングコアを含めることができます。 </text:p>
      <text:p text:style-name="P41"/>
      <text:p text:style-name="P41">コンポーネントが独立した命令フェッチユニットを含む場合、コンポーネントはコアと呼ばれます。</text:p>
      <text:p text:style-name="P41">RISC-V互換のコアは、マルチスレッド化により、複数のRISC-V互換ハードウェアスレッドまたはハートをサポートしている可能性があります。<text:span text:style-name="T5">←可能性があります。より サポートする場合があります。ぐらい？</text:span></text:p>
      <text:p text:style-name="P41"/>
      <text:p text:style-name="P41">RISC-Vコアには、追加の特殊な命令セット拡張機能や追加されたコプロセッサが追加されている場合があります。</text:p>
      <text:p text:style-name="P41">コプロセッサという用語は、RISC-Vコアに接続されたユニットを指し、ほとんどがRISC-V命令ストリームによってシーケンスされますが、追加のアーキテクチャ状態および命令セット拡張、および場合によってはプライマリRISC-V命令ストリームに対するいくつかの限定された自律性を含みます。</text:p>
      <text:p text:style-name="P41"/>
      <text:p text:style-name="P41"/>
      <text:p text:style-name="P43"/>
      <text:p text:style-name="P41">我々は、非プログラマブルな固定機能ユニットまたは自律的に動作することができますが、特定のタスクに特化されたコアのいずれかを指すように用語アクセラレータを使用しています。</text:p>
      <text:p text:style-name="P41">RISC-Vシステムでは、多くのプログラム可能なアクセラレータが、専用の命令セット拡張および/またはカスタマイズされたコプロセッサを備えたRISC-Vベースのコアになると期待しています。</text:p>
      <text:p text:style-name="P41">RISC-Vアクセラレータの重要なクラスはI / Oアクセラレータであり、メインアプリケーションコアからI / O処理タスクの荷をおろします。<text:span text:style-name="T5">←I/O処理タスクを切り離す 位の意味か</text:span></text:p>
      <text:p text:style-name="P41"/>
      <text:p text:style-name="P41">RISC-Vハードウェアプラットフォームのシステムレベルの構成には、シングルコアマイクロコントローラから数千ノードの共有メモリのmanycoreサーバーノードのクラスタまでが含まれます。</text:p>
      <text:p text:style-name="P41">小さなシステム・オン・チップでも、開発努力<text:span text:style-name="T5">(作業)</text:span>をモジュール化したり、サブシステム間の安全な分離を提供するために、マルチコンピュータおよび/またはマルチプロセッサの階層として構成することができます。<text:span text:style-name="T5">←構造化される可能性があります。</text:span></text:p>
      <text:p text:style-name="P41"/>
      <text:p text:style-name="P41">このドキュメントでは、ユニプロセッサまたは共有メモリマルチプロセッサ内で動作する各ハードウェア（ハードウェアスレッド）が認識できる特権アーキテクチャに焦点を当てています。</text:p>
      <text:p text:style-name="P41"/>
      <text:p text:style-name="P42">-- 2018/10/14</text:p>
      <text:p text:style-name="P42"/>
      <text:p text:style-name="P41">1.2 RISC-V特権ソフトウェアスタックの用語</text:p>
      <text:p text:style-name="P41"/>
      <text:p text:style-name="P41">このセクションでは、RISC-Vのさまざまな可能な特権ソフトウェアスタックのコンポーネントを説明するために使用する用語について説明します。</text:p>
      <text:p text:style-name="P41"/>
      <text:p text:style-name="P60">図1.1は、RISC-Vアーキテクチャでサポート可能なソフトウェアスタックのいくつかを示しています。</text:p>
      <text:p text:style-name="P41">左側には、アプリケーション実行環境（AEE）上で実行される単一のアプリケーションのみをサポートするシンプルなシステムが示されています。</text:p>
      <text:p text:style-name="P41">アプリケーションは、特定のアプリケーションバイナリインタフェース（ABI）で動作するようにコード化されています。</text:p>
      <text:p text:style-name="P41">ABIには、サポートされているユーザーレベルのISAと、AEEと対話する一連のABI呼び出しセットが含まれています。</text:p>
      <text:p text:style-name="P41">AEEは、AEEの詳細を柔軟に適用できるように、アプリケーションからAEEの詳細を隠しています。<text:span text:style-name="T5">←遮蔽している</text:span></text:p>
      <text:p text:style-name="P41">同じABIを複数の異なるホストOSsにネイティブに実装することも、異なるネイティブISAを持つマシン上で実行されるユーザー・モード・エミュレーション環境でサポートすることもできます。</text:p>
      <text:p text:style-name="P41"/>
      <table:table table:name="表1" table:style-name="表1">
        <table:table-column table:style-name="表1.A"/>
        <table:table-column table:style-name="表1.B"/>
        <table:table-column table:style-name="表1.C"/>
        <table:table-column table:style-name="表1.D"/>
        <table:table-column table:style-name="表1.A"/>
        <table:table-column table:style-name="表1.F"/>
        <table:table-column table:style-name="表1.A"/>
        <table:table-column table:style-name="表1.H"/>
        <table:table-column table:style-name="表1.C"/>
        <table:table-column table:style-name="表1.H"/>
        <table:table-column table:style-name="表1.C"/>
        <table:table-column table:style-name="表1.H"/>
        <table:table-column table:style-name="表1.M"/>
        <table:table-row>
          <table:table-cell table:style-name="表1.A1" office:value-type="string">
            <text:p text:style-name="P84">アプリケーション</text:p>
          </table:table-cell>
          <table:table-cell table:style-name="表1.B1" office:value-type="string">
            <text:p text:style-name="P90"/>
          </table:table-cell>
          <table:table-cell table:style-name="表1.C1" office:value-type="string">
            <text:p text:style-name="P84">アプリケーション</text:p>
          </table:table-cell>
          <table:table-cell table:style-name="表1.C1" office:value-type="string">
            <text:p text:style-name="P90"/>
          </table:table-cell>
          <table:table-cell table:style-name="表1.A1" office:value-type="string">
            <text:p text:style-name="P84">アプリケーション</text:p>
          </table:table-cell>
          <table:table-cell table:style-name="表1.B1" office:value-type="string">
            <text:p text:style-name="P90"/>
          </table:table-cell>
          <table:table-cell table:style-name="表1.G1" office:value-type="string">
            <text:p text:style-name="P84">アプリケーション</text:p>
          </table:table-cell>
          <table:table-cell table:style-name="表1.H1" office:value-type="string">
            <text:p text:style-name="P90"/>
          </table:table-cell>
          <table:table-cell table:style-name="表1.G1" office:value-type="string">
            <text:p text:style-name="P84">アプリケーション</text:p>
          </table:table-cell>
          <table:table-cell table:style-name="表1.H1" office:value-type="string">
            <text:p text:style-name="P90"/>
          </table:table-cell>
          <table:table-cell table:style-name="表1.G1" office:value-type="string">
            <text:p text:style-name="P84">アプリケーション</text:p>
          </table:table-cell>
          <table:table-cell table:style-name="表1.H1" office:value-type="string">
            <text:p text:style-name="P90"/>
          </table:table-cell>
          <table:table-cell table:style-name="表1.G1" office:value-type="string">
            <text:p text:style-name="P84">アプリケーション</text:p>
          </table:table-cell>
        </table:table-row>
        <table:table-row>
          <table:table-cell table:style-name="表1.A2" office:value-type="string">
            <text:p text:style-name="P91">ABI</text:p>
          </table:table-cell>
          <table:table-cell table:style-name="表1.B1" office:value-type="string">
            <text:p text:style-name="P93"/>
          </table:table-cell>
          <table:table-cell table:style-name="表1.C2" office:value-type="string">
            <text:p text:style-name="P91">ABI</text:p>
          </table:table-cell>
          <table:table-cell table:style-name="表1.D2" office:value-type="string">
            <text:p text:style-name="P93"/>
          </table:table-cell>
          <table:table-cell table:style-name="表1.A2" office:value-type="string">
            <text:p text:style-name="P91">ABI</text:p>
          </table:table-cell>
          <table:table-cell table:style-name="表1.B1" office:value-type="string">
            <text:p text:style-name="P93"/>
          </table:table-cell>
          <table:table-cell table:style-name="表1.G2" office:value-type="string">
            <text:p text:style-name="P91">ABI</text:p>
          </table:table-cell>
          <table:table-cell table:style-name="表1.B1" office:value-type="string">
            <text:p text:style-name="P93"/>
          </table:table-cell>
          <table:table-cell table:style-name="表1.G2" office:value-type="string">
            <text:p text:style-name="P91">ABI</text:p>
          </table:table-cell>
          <table:table-cell table:style-name="表1.B1" office:value-type="string">
            <text:p text:style-name="P91"/>
          </table:table-cell>
          <table:table-cell table:style-name="表1.G2" office:value-type="string">
            <text:p text:style-name="P91">ABI</text:p>
          </table:table-cell>
          <table:table-cell table:style-name="表1.B1" office:value-type="string">
            <text:p text:style-name="P93"/>
          </table:table-cell>
          <table:table-cell table:style-name="表1.G2" office:value-type="string">
            <text:p text:style-name="P91">ABI</text:p>
          </table:table-cell>
        </table:table-row>
        <table:table-row>
          <table:table-cell table:style-name="表1.A3" office:value-type="string">
            <text:p text:style-name="P84">AEE</text:p>
          </table:table-cell>
          <table:table-cell table:style-name="表1.B1" office:value-type="string">
            <text:p text:style-name="P90"/>
          </table:table-cell>
          <table:table-cell table:style-name="表1.C3" table:number-columns-spanned="3" office:value-type="string">
            <text:p text:style-name="P84">OS</text:p>
          </table:table-cell>
          <table:covered-table-cell/>
          <table:covered-table-cell/>
          <table:table-cell table:style-name="表1.B1" office:value-type="string">
            <text:p text:style-name="P90"/>
          </table:table-cell>
          <table:table-cell table:style-name="表1.G3" table:number-columns-spanned="3" office:value-type="string">
            <text:p text:style-name="P84">OS</text:p>
          </table:table-cell>
          <table:covered-table-cell/>
          <table:covered-table-cell/>
          <table:table-cell table:style-name="表1.B1" office:value-type="string">
            <text:p text:style-name="P90"/>
          </table:table-cell>
          <table:table-cell table:style-name="表1.G3" table:number-columns-spanned="3" office:value-type="string">
            <text:p text:style-name="P84">OS</text:p>
          </table:table-cell>
          <table:covered-table-cell/>
          <table:covered-table-cell/>
        </table:table-row>
        <table:table-row>
          <table:table-cell table:style-name="表1.B1" office:value-type="string">
            <text:p text:style-name="P90"/>
          </table:table-cell>
          <table:table-cell table:style-name="表1.B1" office:value-type="string">
            <text:p text:style-name="P90"/>
          </table:table-cell>
          <table:table-cell table:style-name="表1.A2" table:number-columns-spanned="3" office:value-type="string">
            <text:p text:style-name="P91">SBI</text:p>
          </table:table-cell>
          <table:covered-table-cell/>
          <table:covered-table-cell/>
          <table:table-cell table:style-name="表1.B1" office:value-type="string">
            <text:p text:style-name="P90"/>
          </table:table-cell>
          <table:table-cell table:style-name="表1.G4" table:number-columns-spanned="3" office:value-type="string">
            <text:p text:style-name="P91">SBI</text:p>
          </table:table-cell>
          <table:covered-table-cell/>
          <table:covered-table-cell/>
          <table:table-cell table:style-name="表1.B1" office:value-type="string">
            <text:p text:style-name="P90"/>
          </table:table-cell>
          <table:table-cell table:style-name="表1.G4" table:number-columns-spanned="3" office:value-type="string">
            <text:p text:style-name="P91">SBI</text:p>
          </table:table-cell>
          <table:covered-table-cell/>
          <table:covered-table-cell/>
        </table:table-row>
        <table:table-row>
          <table:table-cell table:style-name="表1.B1" office:value-type="string">
            <text:p text:style-name="P90"/>
          </table:table-cell>
          <table:table-cell table:style-name="表1.B1" office:value-type="string">
            <text:p text:style-name="P90"/>
          </table:table-cell>
          <table:table-cell table:style-name="表1.B1" table:number-columns-spanned="3" office:value-type="string">
            <text:p text:style-name="P84">SEE</text:p>
          </table:table-cell>
          <table:covered-table-cell/>
          <table:covered-table-cell/>
          <table:table-cell table:style-name="表1.B1" office:value-type="string">
            <text:p text:style-name="P90"/>
          </table:table-cell>
          <table:table-cell table:style-name="表1.G3" table:number-columns-spanned="7" office:value-type="string">
            <text:p text:style-name="P84">ハイパーバイザ</text:p>
          </table:table-cell>
          <table:covered-table-cell/>
          <table:covered-table-cell/>
          <table:covered-table-cell/>
          <table:covered-table-cell/>
          <table:covered-table-cell/>
          <table:covered-table-cell/>
        </table:table-row>
        <table:table-row>
          <table:table-cell table:style-name="表1.B1" office:value-type="string">
            <text:p text:style-name="P90"/>
          </table:table-cell>
          <table:table-cell table:style-name="表1.B1" office:value-type="string">
            <text:p text:style-name="P90"/>
          </table:table-cell>
          <table:table-cell table:style-name="表1.B1" office:value-type="string">
            <text:p text:style-name="P90"/>
          </table:table-cell>
          <table:table-cell table:style-name="表1.B1" office:value-type="string">
            <text:p text:style-name="P90"/>
          </table:table-cell>
          <table:table-cell table:style-name="表1.B1" office:value-type="string">
            <text:p text:style-name="P90"/>
          </table:table-cell>
          <table:table-cell table:style-name="表1.B1" office:value-type="string">
            <text:p text:style-name="P90"/>
          </table:table-cell>
          <table:table-cell table:style-name="表1.G4" table:number-columns-spanned="7" office:value-type="string">
            <text:p text:style-name="P92">HBI</text:p>
          </table:table-cell>
          <table:covered-table-cell/>
          <table:covered-table-cell/>
          <table:covered-table-cell/>
          <table:covered-table-cell/>
          <table:covered-table-cell/>
          <table:covered-table-cell/>
        </table:table-row>
        <table:table-row>
          <table:table-cell table:style-name="表1.B1" office:value-type="string">
            <text:p text:style-name="P90"/>
          </table:table-cell>
          <table:table-cell table:style-name="表1.B1" office:value-type="string">
            <text:p text:style-name="P90"/>
          </table:table-cell>
          <table:table-cell table:style-name="表1.B1" office:value-type="string">
            <text:p text:style-name="P90"/>
          </table:table-cell>
          <table:table-cell table:style-name="表1.B1" office:value-type="string">
            <text:p text:style-name="P90"/>
          </table:table-cell>
          <table:table-cell table:style-name="表1.B1" office:value-type="string">
            <text:p text:style-name="P90"/>
          </table:table-cell>
          <table:table-cell table:style-name="表1.B1" office:value-type="string">
            <text:p text:style-name="P90"/>
          </table:table-cell>
          <table:table-cell table:style-name="表1.G7" table:number-columns-spanned="7" office:value-type="string">
            <text:p text:style-name="P85">HEE</text:p>
          </table:table-cell>
          <table:covered-table-cell/>
          <table:covered-table-cell/>
          <table:covered-table-cell/>
          <table:covered-table-cell/>
          <table:covered-table-cell/>
          <table:covered-table-cell/>
        </table:table-row>
      </table:table>
      <text:p text:style-name="P41"/>
      <text:p text:style-name="P41">図1.1：さまざまな形式の特権実行をサポートする異なる実装スタック</text:p>
      <text:p text:style-name="P41"/>
      <text:p text:style-name="P73">-----------------------------------------------------------------------------------------------------------------------------------</text:p>
      <text:p text:style-name="P66">私たちのグラフィカルな表記法は、白いテキストの黒いボックスを使用して抽象的なインターフェイスを表し、インターフェイスを実装するコンポーネントの具体的なインスタンスからそれらを分けます。</text:p>
      <text:p text:style-name="P41"/>
      <text:p text:style-name="P41">中央の構成は、複数のアプリケーションのマルチプログラム実行をサポートできる従来のオペレーティングシステム（OS）を示しています。</text:p>
      <text:p text:style-name="P41">各アプリケーションは、ABIを介してAEEを提供するOSと通信します。</text:p>
      <text:p text:style-name="P41">アプリケーションがABI経由でAEEとインタフェースするのと同様に、RISC-Vオペレーティングシステムは、スーパーバイザバイナリインタフェース（SBI）を介してスーパーバイザ実行環境（SEE）とインタフェースします。</text:p>
      <text:p text:style-name="P41">SBIは、ユーザレベルおよびスーパーバイザレベルのISAと、一連のSBIファンクションコールを備えています。<text:span text:style-name="T14">←組み合わせて構成されています。</text:span></text:p>
      <text:p text:style-name="P41"/>
      <text:p text:style-name="P41"/>
      <text:p text:style-name="P43"/>
      <text:p text:style-name="P41">すべてのSEE実装で単一のSBIを使用することで、単一のOSバイナリイメージを任意のSEEで実行することができます。</text:p>
      <text:p text:style-name="P61">SEEは、ローエンドのハードウェアプラットフォームで単純なブートローダとBIOSスタイルのIOシステムにすることができ、またはハイエンドサーバにハイパーバイザが提供する仮想マシンを使用して、またはアーキテクチャシミュレーション環境でホストオペレーティングシステム上の薄い転送層を使用することができます。<text:span text:style-name="T14">←シントランスレーションレイヤー</text:span></text:p>
      <text:p text:style-name="P41"/>
      <text:p text:style-name="P74">-----------------------------------------------------------------------------------------------------------------------------------</text:p>
      <text:p text:style-name="P67">ほとんどのスーパバイザレベルのISA定義では、SBIと実行環境および/またはハードウェアプラットフォームが分離されておらず、新しいハードウェアプラットフォームの仮想化および構築が複雑になります。</text:p>
      <text:p text:style-name="P41"/>
      <text:p text:style-name="P41">右端の構成は、複数のマルチプログラミングされたOSsが単一のハイパーバイザによってサポートされる仮想マシンモニタ構成を示しています。</text:p>
      <text:p text:style-name="P41">各OSはSBIを介してSEEを提供するハイパーバイザと通信します。</text:p>
      <text:p text:style-name="P41">ハイパーバイザは、ハイパーバイザバイナリインターフェイス（HBI）を使用してハイパーバイザ実行環境（HEE）と通信し、ハードウェアプラットフォームの詳細からハイパーバイザを分離します。</text:p>
      <text:p text:style-name="P41"/>
      <text:p text:style-name="P75">-----------------------------------------------------------------------------------------------------------------------------------</text:p>
      <text:p text:style-name="P68">ABI、SBI、およびHBIはまだ進行中ですが、SBIがSモードOSによって再帰的に提供されるタイプ2ハイパーバイザーのサポートに優先順位を付けるようになっています。</text:p>
      <text:p text:style-name="P41"/>
      <text:p text:style-name="P41">RISC-V ISAのハードウェア実装では、通常、さまざまな実行環境（AEE、SEE、またはHEE）をサポートするために、特権ISA以外の追加機能が必要になります。</text:p>
      <text:p text:style-name="P41"/>
      <text:p text:style-name="P41">1.3特権レベル</text:p>
      <text:p text:style-name="P41"/>
      <text:p text:style-name="P41">いつでも、RISC-Vハードウェアスレッド（ハート）は、1つまたは複数のCSR（コントロールおよびステータスレジスタ）のモードとしてエンコードされた権限レベルで実行されています。</text:p>
      <text:p text:style-name="P41">3つのRISC-V特権レベルが現在表1.1に示すように定義されています。</text:p>
      <text:p text:style-name="P41"/>
      <table:table table:name="表2" table:style-name="表2">
        <table:table-column table:style-name="表2.A"/>
        <table:table-column table:style-name="表2.B"/>
        <table:table-column table:style-name="表2.C"/>
        <table:table-column table:style-name="表2.D"/>
        <table:table-row>
          <table:table-cell table:style-name="表2.A1" office:value-type="string">
            <text:p text:style-name="P85">レベル</text:p>
          </table:table-cell>
          <table:table-cell table:style-name="表2.A1" office:value-type="string">
            <text:p text:style-name="P85">エンコーディング</text:p>
          </table:table-cell>
          <table:table-cell table:style-name="表2.A1" office:value-type="string">
            <text:p text:style-name="P85">名前</text:p>
          </table:table-cell>
          <table:table-cell table:style-name="表2.D1" office:value-type="string">
            <text:p text:style-name="P85">略語</text:p>
          </table:table-cell>
        </table:table-row>
        <table:table-row>
          <table:table-cell table:style-name="表2.A2" office:value-type="string">
            <text:p text:style-name="P86">0</text:p>
            <text:p text:style-name="P86">1</text:p>
            <text:p text:style-name="P86">2</text:p>
            <text:p text:style-name="P86">3</text:p>
          </table:table-cell>
          <table:table-cell table:style-name="表2.A2" office:value-type="string">
            <text:p text:style-name="P86">00</text:p>
            <text:p text:style-name="P86">01</text:p>
            <text:p text:style-name="P86">10</text:p>
            <text:p text:style-name="P86">11</text:p>
          </table:table-cell>
          <table:table-cell table:style-name="表2.A2" office:value-type="string">
            <text:p text:style-name="P85">ユーザー/アプリケーション</text:p>
            <text:p text:style-name="P85">スーバーバイザ<text:span text:style-name="T14">(監督者)</text:span></text:p>
            <text:p text:style-name="P85">予約</text:p>
            <text:p text:style-name="P85">マシン</text:p>
          </table:table-cell>
          <table:table-cell table:style-name="表2.D2" office:value-type="string">
            <text:p text:style-name="P85">U</text:p>
            <text:p text:style-name="P85">S</text:p>
            <text:p text:style-name="P85"/>
            <text:p text:style-name="P85">M</text:p>
          </table:table-cell>
        </table:table-row>
      </table:table>
      <text:p text:style-name="P41"/>
      <text:p text:style-name="P62">表1.1：RISC-V特権レベル。</text:p>
      <text:p text:style-name="P41"/>
      <text:p text:style-name="P41">特権レベルは、ソフトウェアスタックのさまざまなコンポーネント間で保護を提供するために使用され、現在の特権モードで許可されていない操作を実行しようとすると、例外が発生します。</text:p>
      <text:p text:style-name="P41">これらの例外は、通常、トラップを基になる実行環境に持ち込みます。<text:span text:style-name="T14">←トラップを発生させます。</text:span></text:p>
      <text:p text:style-name="P41"/>
      <text:p text:style-name="P41">マシンレベルは最高の特権を持ち、RISC-Vハードウェアプラットフォームの唯一の必須の特権レベルです。</text:p>
      <text:p text:style-name="P41">マシンモード（Mモード）で実行されるコードは、マシン実装に対する低レベルのアクセス権を持つため、通常は本質的に信頼されています。</text:p>
      <text:p text:style-name="P41">Mモードは、RISC-V上の安全な実行環境を管理するために使用できます。</text:p>
      <text:p text:style-name="P41">ユーザモード（Uモード）およびスーパーバイザモード（Sモード）は、それぞれ従来のアプリケーションおよびオペレーティングシステムの使用を意図しています。<text:span text:style-name="T14">←対象としています。</text:span></text:p>
      <text:p text:style-name="P41"/>
      <text:p text:style-name="P76">-----------------------------------------------------------------------------------------------------------------------------------</text:p>
      <text:p text:style-name="P69">タイプ1ハイパーバイザをサポートするように設計された以前のハイパーバイザモード（Hモード）は削除され、そして、</text:p>
      <text:p text:style-name="P69">第5章で説明したタイプ1とタイプ2の両方のハイパーバイザーに適した拡張Sモードを使用してハイパーバイザーのサポートに焦点を当てているため、予約されているエンコードスペースが必要です。</text:p>
      <text:p text:style-name="P69"/>
      <text:p text:style-name="P69"/>
      <text:p text:style-name="P69"/>
      <text:p text:style-name="P80"/>
      <text:p text:style-name="P69">Hのエンコーディング空間は、将来の使用のために予約されており、様々な状態記録者のビット位置の後方互換性のない変更を回避するために予約されています。</text:p>
      <text:p text:style-name="P69">ビットポジションは、異なるType-1ハイパーバイザのサポート、または可能であれば付加的な安全な実行モードのために将来再利用される可能性があります。</text:p>
      <text:p text:style-name="P41"/>
      <text:p text:style-name="P41">各特権レベルには、オプションの拡張子とバリアント<text:span text:style-name="T14">(変形、異形)</text:span>を持つ特権ISA拡張のコアセットがあります。</text:p>
      <text:p text:style-name="P41">たとえば、マシンモードでは、アドレス変換とメモリ保護のためのいくつかのオプションの標準バリアントがサポートされています。</text:p>
      <text:p text:style-name="P41">また、第5章で説明したように、スーパーバイザモードを拡張してタイプ2ハイパーバイザの実行をサポートすることもできます。</text:p>
      <text:p text:style-name="P41"/>
      <text:p text:style-name="P41">表1.2に示すように、インプリメンテーションでは、実装コストを削減するために、1つから3つの特権モードを削減することができます。</text:p>
      <text:p text:style-name="P41"/>
      <text:p text:style-name="P77">-----------------------------------------------------------------------------------------------------------------------------------</text:p>
      <text:p text:style-name="P70">この説明では、コードが書き込まれる特権レベルを、それが実行される特権モードから分離しようとしますが、2つは頻繁に結びついています。</text:p>
      <text:p text:style-name="P70">たとえば、スーパーバイザレベルのオペレーティングシステムは、3つの特権モードを持つシステム上でスーパーバイザモードで実行できますが、2つ以上の特権モードを持つシステム上の従来の仮想マシンモニタでは、ユーザモードで実行することもできます。</text:p>
      <text:p text:style-name="P70">いずれの場合も、同じスーパーバイザレベルのオペレーティングシステムバイナリコードを使用し、スーパーバイザレベルのSBIにコード化し、スーパーバイザレベルの特権命令およびCSRｓを使用できるようにすることを期待しています。</text:p>
      <text:p text:style-name="P70">ゲストOSをユーザモードで実行する場合、すべてのスーパバイザレベルのアクションは、より高い特権レベルで実行されているSEEによってトラップとエミュレートされます。</text:p>
      <text:p text:style-name="P41"/>
      <table:table table:name="表3" table:style-name="表3">
        <table:table-column table:style-name="表3.A"/>
        <table:table-column table:style-name="表3.B"/>
        <table:table-column table:style-name="表3.C"/>
        <table:table-row>
          <table:table-cell table:style-name="表3.A1" office:value-type="string">
            <text:p text:style-name="P89">レベル数</text:p>
          </table:table-cell>
          <table:table-cell table:style-name="表3.A1" office:value-type="string">
            <text:p text:style-name="P89">サポートされるモード</text:p>
          </table:table-cell>
          <table:table-cell table:style-name="表3.C1" office:value-type="string">
            <text:p text:style-name="P94">使用<text:span text:style-name="T1">目的</text:span></text:p>
          </table:table-cell>
        </table:table-row>
        <table:table-row>
          <table:table-cell table:style-name="表3.A2" office:value-type="string">
            <text:p text:style-name="P88">1</text:p>
            <text:p text:style-name="P88">2</text:p>
            <text:p text:style-name="P88">3</text:p>
          </table:table-cell>
          <table:table-cell table:style-name="表3.A2" office:value-type="string">
            <text:p text:style-name="P87">M</text:p>
            <text:p text:style-name="P87">M, U</text:p>
            <text:p text:style-name="P87">M, S, U</text:p>
          </table:table-cell>
          <table:table-cell table:style-name="表3.C2" office:value-type="string">
            <text:p text:style-name="P94">シンプルな組み込みシステム</text:p>
            <text:p text:style-name="P94"><text:span text:style-name="T4">安全</text:span>な組み込みシステム</text:p>
            <text:p text:style-name="P94">Unixライクなオペレーティングシステムを実行するシステム</text:p>
          </table:table-cell>
        </table:table-row>
      </table:table>
      <text:p text:style-name="P41"/>
      <text:p text:style-name="P62">表1.2：サポートされている特権モードの組み合わせ</text:p>
      <text:p text:style-name="P41"/>
      <text:p text:style-name="P41">すべてのハードウェア実装は、Mモードを提供する必要があります。これは、マシン全体に自由にアクセスできる唯一のモードであるためです。</text:p>
      <text:p text:style-name="P41">最も単純なRISC-V実装では、Mモードのみが提供されますが、不正または悪意のあるアプリケーションコードに対する保護は提供されません。</text:p>
      <text:p text:style-name="P41"/>
      <text:p text:style-name="P78">-----------------------------------------------------------------------------------------------------------------------------------</text:p>
      <text:p text:style-name="P71">オプションのPMP設備のロック機能は、Mモードのみが実装されていても、ある程度の保護を提供することができます。</text:p>
      <text:p text:style-name="P41"/>
      <text:p text:style-name="P41">多くのRISC-V実装は、アプリケーションコードからシステムの残りの部分を保護するために、少なくともユーザーモード（Uモード）もサポートします。</text:p>
      <text:p text:style-name="P41">スーパバイザ・モード（Sモード）を追加すると、スーパバイザ・レベルのオペレーティング・システムとSEEの間の分離が可能になります。</text:p>
      <text:p text:style-name="P41"/>
      <text:p text:style-name="P41">ハートは通常、あるトラップ（例えばスーパバイザコールまたはタイマー割込み）が通常より特権モードで動作するトラップハンドラへの切り替えを強制するまで、Uモードでアプリケーションコードを実行します。</text:p>
      <text:p text:style-name="P41">ハートはトラップハンドラを実行し、最終的にUモードで元のトラップされた命令の実行後に実行を再開します。</text:p>
      <text:p text:style-name="P41">特権レベルを上げるトラップは垂直トラップと呼ばれ、同じ特権レベルに留まるトラップは水平トラップと呼ばれます。</text:p>
      <text:p text:style-name="P41">RISC-V特権アーキテクチャは、異なる特権層へのトラップの柔軟なルーティングを提供します。</text:p>
      <text:p text:style-name="P41"/>
      <text:p text:style-name="P79">-----------------------------------------------------------------------------------------------------------------------------------</text:p>
      <text:p text:style-name="P72">水平トラップは、特権レベルの低いモードで水平トラップハンドラに制御を戻す垂直トラップとして実装できます。</text:p>
      <text:p text:style-name="P41"/>
      <text:p text:style-name="P41"/>
      <text:p text:style-name="P64">-- ABI,AEE,SBI,SEEとかの略語はどこかで表にしよう。</text:p>
      <text:p text:style-name="P41"/>
      <text:p text:style-name="P41"/>
      <text:p text:style-name="P43"/>
      <text:p text:style-name="P41">1.4デバッグモード</text:p>
      <text:p text:style-name="P41"/>
      <text:p text:style-name="P41">実装はまた、オフチップデバッグおよび/または製造テストをサポートするためのデバッグモードを含むことができます。</text:p>
      <text:p text:style-name="P41">デバッグモード（Dモード）は、Mモードよりもさらに多くのアクセス権を持つ追加の特権モードと考えることができます。</text:p>
      <text:p text:style-name="P41">個別のデバッグ仕様の提案では、デバッグモードでのRISC-Vハートの動作について説明します。</text:p>
      <text:p text:style-name="P41">デバッグモードでは、DモードでしかアクセスできないいくつかのCSRアドレスが予約されます。また、プラットフォーム上の物理メモリ領域の一部を予約することもできます。</text:p>
      <text:p text:style-name="P41"/>
      <text:p text:style-name="P42">-- 2018/10/21</text:p>
      <text:p text:style-name="P41"/>
      <text:p text:style-name="P41"/>
      <text:p text:style-name="P37"/>
      <text:p text:style-name="P58">-- 1ページ空き、次ページへ</text:p>
      <text:p text:style-name="P55"/>
      <text:p text:style-name="P55"/>
      <text:p text:style-name="P37"/>
      <text:p text:style-name="P2">第2章</text:p>
      <text:p text:style-name="P2"/>
      <text:p text:style-name="P2">制御およびステータスレジスタ（CSR）</text:p>
      <text:p text:style-name="P2"/>
      <text:p text:style-name="P2"/>
      <text:p text:style-name="P2"/>
      <text:p text:style-name="P37"/>
      <text:p text:style-name="P2"/>
      <text:p text:style-name="P18">--ここまで。これ以降はこれから翻訳。 @shibatchii</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メイリオ" fo:font-size="9pt" officeooo:paragraph-rsid="02d12bd0" style:font-name-asian="メイリオ" style:font-size-asian="9pt" style:language-asian="ja" style:country-asian="JP" style:font-size-complex="9pt"/>
    </style:style>
    <style:style style:name="MP2" style:family="paragraph" style:parent-style-name="Footer">
      <style:text-properties style:font-name="メイリオ" fo:font-size="9pt" style:font-name-asian="メイリオ" style:font-size-asian="9pt" style:font-size-complex="9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第2巻：RISC-V特権アーキテクチャV1.10</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2.1$Windows_X86_64 LibreOffice_project/65905a128db06ba48db947242809d14d3f9a93fe</meta:generator>
    <dc:date>2018-10-21T17:02:31.150000000</dc:date>
    <meta:editing-duration>P5DT11H34M32S</meta:editing-duration>
    <meta:editing-cycles>201</meta:editing-cycles>
    <meta:document-statistic meta:table-count="3" meta:image-count="0" meta:object-count="0" meta:page-count="19" meta:paragraph-count="342" meta:word-count="12710" meta:character-count="19087" meta:non-whitespace-character-count="15774"/>
  </office:meta>
</office:document-meta>
</file>